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Inter" svg:font-family="Inter, BlinkMacSystemFont, 'Segoe UI', Roboto, Oxygen, Ubuntu, Cantarell, 'Fira Sans', 'Droid Sans', 'Helvetica Neue', sans-serif"/>
    <style:font-face style:name="Lohit Devanagari1" svg:font-family="'Lohit Devanagari'"/>
    <style:font-face style:name="Roboto" svg:font-family="Roboto, apple-system, BlinkMacSystemFont, 'Segoe UI', Oxygen-Sans, Ubuntu, Cantarell, 'Helvetica Neue', sans-serif"/>
    <style:font-face style:name="monospace" svg:font-family="monospace"/>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text-properties style:font-name="Ubuntu"/>
    </style:style>
    <style:style style:name="P2" style:family="paragraph" style:parent-style-name="Heading_20_1">
      <style:paragraph-properties fo:line-height="150%"/>
      <style:text-properties fo:color="#1b1b1b" loext:opacity="100%" style:font-name="Inter" fo:font-size="14pt" officeooo:paragraph-rsid="000596f1" style:font-size-asian="14pt" style:font-size-complex="14pt"/>
    </style:style>
    <style:style style:name="P3" style:family="paragraph" style:parent-style-name="Heading_20_1">
      <style:paragraph-properties fo:line-height="150%"/>
      <style:text-properties fo:color="#1b1b1b" loext:opacity="100%" style:font-name="Inter" fo:font-size="14pt" officeooo:rsid="00293b95" officeooo:paragraph-rsid="00293b95" style:font-size-asian="14pt" style:font-size-complex="14pt"/>
    </style:style>
    <style:style style:name="P4" style:family="paragraph" style:parent-style-name="Heading_20_1">
      <style:paragraph-properties fo:line-height="150%"/>
      <style:text-properties officeooo:paragraph-rsid="000596f1"/>
    </style:style>
    <style:style style:name="P5" style:family="paragraph" style:parent-style-name="Heading_20_1">
      <style:paragraph-properties fo:line-height="150%"/>
      <style:text-properties officeooo:paragraph-rsid="00293b95"/>
    </style:style>
    <style:style style:name="P6" style:family="paragraph" style:parent-style-name="Heading_20_1">
      <style:paragraph-properties fo:line-height="150%"/>
      <style:text-properties officeooo:paragraph-rsid="002d5677"/>
    </style:style>
    <style:style style:name="P7" style:family="paragraph" style:parent-style-name="Heading_20_1">
      <style:paragraph-properties fo:line-height="150%"/>
      <style:text-properties fo:font-weight="bold" officeooo:paragraph-rsid="002d5677" style:font-weight-asian="bold" style:font-weight-complex="bold"/>
    </style:style>
    <style:style style:name="P8" style:family="paragraph" style:parent-style-name="Heading_20_2">
      <style:paragraph-properties fo:line-height="150%" fo:text-align="center" style:justify-single-word="false"/>
      <style:text-properties fo:color="#000000" loext:opacity="100%" style:font-name="Ubuntu"/>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a8de9" officeooo:paragraph-rsid="000a8de9" style:font-size-asian="14pt" style:font-size-complex="14pt"/>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a92fb" officeooo:paragraph-rsid="000a92fb" style:font-size-asian="14pt" style:font-size-complex="14pt"/>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bd8e7" officeooo:paragraph-rsid="000cc2db" style:font-size-asian="14pt" style:font-size-complex="14pt"/>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0a92fb" style:font-size-asian="14pt" style:font-weight-asian="normal" style:font-size-complex="14pt" style:font-weight-complex="normal"/>
    </style:style>
    <style:style style:name="P13" style:family="paragraph" style:parent-style-name="Standard">
      <style:paragraph-properties fo:line-height="150%"/>
      <style:text-properties officeooo:paragraph-rsid="000a92fb"/>
    </style:style>
    <style:style style:name="P14" style:family="paragraph" style:parent-style-name="Standard">
      <style:paragraph-properties fo:line-height="150%"/>
      <style:text-properties style:font-name="Ubuntu" fo:font-size="14pt" officeooo:rsid="000596f1" officeooo:paragraph-rsid="0018f4ea" style:font-size-asian="14pt" style:font-size-complex="14pt"/>
    </style:style>
    <style:style style:name="P15" style:family="paragraph" style:parent-style-name="Standard">
      <style:paragraph-properties fo:line-height="150%"/>
      <style:text-properties style:font-name="Ubuntu" fo:font-size="14pt" officeooo:rsid="000596f1" officeooo:paragraph-rsid="0021d59d" style:font-size-asian="14pt" style:font-size-complex="14pt"/>
    </style:style>
    <style:style style:name="P16" style:family="paragraph" style:parent-style-name="Standard">
      <style:paragraph-properties fo:line-height="150%"/>
      <style:text-properties style:font-name="Ubuntu" fo:font-size="14pt" officeooo:rsid="00144740" officeooo:paragraph-rsid="00144740" style:font-size-asian="14pt" style:font-size-complex="14pt"/>
    </style:style>
    <style:style style:name="P17" style:family="paragraph" style:parent-style-name="Standard">
      <style:paragraph-properties fo:line-height="150%"/>
      <style:text-properties style:font-name="Ubuntu" fo:font-size="14pt" officeooo:rsid="0016c74c" officeooo:paragraph-rsid="0018d2b7" style:font-size-asian="14pt" style:font-size-complex="14pt"/>
    </style:style>
    <style:style style:name="P18" style:family="paragraph" style:parent-style-name="Standard">
      <style:paragraph-properties fo:line-height="150%"/>
      <style:text-properties style:font-name="Ubuntu" fo:font-size="14pt" officeooo:rsid="0018d2b7" officeooo:paragraph-rsid="0018f4ea" style:font-size-asian="14pt" style:font-size-complex="14pt"/>
    </style:style>
    <style:style style:name="P19" style:family="paragraph" style:parent-style-name="Standard">
      <style:paragraph-properties fo:line-height="150%"/>
      <style:text-properties style:font-name="Ubuntu" fo:font-size="14pt" officeooo:rsid="0018f4ea" officeooo:paragraph-rsid="0018f4ea" style:font-size-asian="14pt" style:font-size-complex="14pt"/>
    </style:style>
    <style:style style:name="P20" style:family="paragraph" style:parent-style-name="Standard">
      <style:paragraph-properties fo:line-height="150%"/>
      <style:text-properties style:font-name="Ubuntu" fo:font-size="14pt" officeooo:rsid="001a88b1" officeooo:paragraph-rsid="001a88b1" style:font-size-asian="14pt" style:font-size-complex="14pt"/>
    </style:style>
    <style:style style:name="P21" style:family="paragraph" style:parent-style-name="Standard">
      <style:paragraph-properties fo:line-height="150%"/>
      <style:text-properties style:font-name="Ubuntu" fo:font-size="14pt" officeooo:rsid="001a88b1" officeooo:paragraph-rsid="001b42b1" style:font-size-asian="14pt" style:font-size-complex="14pt"/>
    </style:style>
    <style:style style:name="P22" style:family="paragraph" style:parent-style-name="Standard">
      <style:paragraph-properties fo:line-height="150%"/>
      <style:text-properties fo:color="#000000" loext:opacity="100%" style:font-name="Ubuntu" fo:font-size="14pt" style:font-size-asian="14pt" style:font-size-complex="14pt"/>
    </style:style>
    <style:style style:name="P23" style:family="paragraph" style:parent-style-name="Standard">
      <style:paragraph-properties fo:line-height="150%"/>
      <style:text-properties fo:color="#000000" loext:opacity="100%" style:font-name="Ubuntu" fo:font-size="14pt" officeooo:paragraph-rsid="000a8de9" style:font-size-asian="14pt" style:font-size-complex="14pt"/>
    </style:style>
    <style:style style:name="P24" style:family="paragraph" style:parent-style-name="Standard">
      <style:paragraph-properties fo:line-height="150%"/>
      <style:text-properties fo:color="#000000" loext:opacity="100%" style:font-name="Ubuntu" fo:font-size="14pt" officeooo:paragraph-rsid="000a92fb" style:font-size-asian="14pt" style:font-size-complex="14pt"/>
    </style:style>
    <style:style style:name="P25" style:family="paragraph" style:parent-style-name="Standard">
      <style:paragraph-properties fo:line-height="150%"/>
      <style:text-properties fo:color="#000000" loext:opacity="100%" style:font-name="Ubuntu" fo:font-size="14pt" officeooo:paragraph-rsid="000bd8e7" style:font-size-asian="14pt" style:font-size-complex="14pt"/>
    </style:style>
    <style:style style:name="P26" style:family="paragraph" style:parent-style-name="Standard">
      <style:paragraph-properties fo:line-height="150%"/>
      <style:text-properties fo:color="#000000" loext:opacity="100%" style:font-name="Ubuntu" fo:font-size="14pt" officeooo:paragraph-rsid="000b5e37" style:font-size-asian="14pt" style:font-size-complex="14pt"/>
    </style:style>
    <style:style style:name="P27" style:family="paragraph" style:parent-style-name="Standard">
      <style:paragraph-properties fo:line-height="150%"/>
      <style:text-properties fo:color="#000000" loext:opacity="100%" style:font-name="Ubuntu" fo:font-size="14pt" officeooo:paragraph-rsid="000cc2db" style:font-size-asian="14pt" style:font-size-complex="14pt"/>
    </style:style>
    <style:style style:name="P28" style:family="paragraph" style:parent-style-name="Standard">
      <style:paragraph-properties fo:line-height="150%"/>
      <style:text-properties fo:color="#000000" loext:opacity="100%" style:font-name="Ubuntu" fo:font-size="14pt" officeooo:paragraph-rsid="000d6684" style:font-size-asian="14pt" style:font-size-complex="14pt"/>
    </style:style>
    <style:style style:name="P29" style:family="paragraph" style:parent-style-name="Standard">
      <style:paragraph-properties fo:line-height="150%"/>
      <style:text-properties fo:color="#000000" loext:opacity="100%" style:font-name="Ubuntu" fo:font-size="14pt" officeooo:paragraph-rsid="000e63d4" style:font-size-asian="14pt" style:font-size-complex="14pt"/>
    </style:style>
    <style:style style:name="P30" style:family="paragraph" style:parent-style-name="Standard">
      <style:paragraph-properties fo:line-height="150%"/>
      <style:text-properties fo:color="#000000" loext:opacity="100%" style:font-name="Ubuntu" fo:font-size="14pt" officeooo:paragraph-rsid="000596f1" style:font-size-asian="14pt" style:font-size-complex="14pt"/>
    </style:style>
    <style:style style:name="P31" style:family="paragraph" style:parent-style-name="Standard">
      <style:paragraph-properties fo:line-height="150%"/>
      <style:text-properties fo:color="#000000" loext:opacity="100%" style:font-name="Ubuntu" fo:font-size="14pt" officeooo:paragraph-rsid="0020987f" style:font-size-asian="14pt" style:font-size-complex="14pt"/>
    </style:style>
    <style:style style:name="P32" style:family="paragraph" style:parent-style-name="Standard">
      <style:paragraph-properties fo:line-height="150%"/>
      <style:text-properties fo:color="#000000" loext:opacity="100%" style:font-name="Ubuntu" fo:font-size="14pt" officeooo:paragraph-rsid="0020a0c0" style:font-size-asian="14pt" style:font-size-complex="14pt"/>
    </style:style>
    <style:style style:name="P33" style:family="paragraph" style:parent-style-name="Standard">
      <style:paragraph-properties fo:line-height="150%"/>
      <style:text-properties fo:color="#000000" loext:opacity="100%" style:font-name="Ubuntu" fo:font-size="14pt" officeooo:paragraph-rsid="00229533" style:font-size-asian="14pt" style:font-size-complex="14pt"/>
    </style:style>
    <style:style style:name="P34" style:family="paragraph" style:parent-style-name="Standard">
      <style:paragraph-properties fo:line-height="150%"/>
      <style:text-properties fo:color="#000000" loext:opacity="100%" style:font-name="Ubuntu" fo:font-size="14pt" officeooo:paragraph-rsid="0023ad68" style:font-size-asian="14pt" style:font-size-complex="14pt"/>
    </style:style>
    <style:style style:name="P35" style:family="paragraph" style:parent-style-name="Standard">
      <style:paragraph-properties fo:line-height="150%"/>
      <style:text-properties fo:color="#000000" loext:opacity="100%" style:font-name="Ubuntu" fo:font-size="14pt" officeooo:rsid="000a8de9" officeooo:paragraph-rsid="000a8de9" style:font-size-asian="14pt" style:font-size-complex="14pt"/>
    </style:style>
    <style:style style:name="P36" style:family="paragraph" style:parent-style-name="Standard">
      <style:paragraph-properties fo:line-height="150%"/>
      <style:text-properties fo:color="#000000" loext:opacity="100%" style:font-name="Ubuntu" fo:font-size="14pt" officeooo:rsid="000a92fb" officeooo:paragraph-rsid="000a92fb" style:font-size-asian="14pt" style:font-size-complex="14pt"/>
    </style:style>
    <style:style style:name="P37" style:family="paragraph" style:parent-style-name="Standard">
      <style:paragraph-properties fo:line-height="150%"/>
      <style:text-properties fo:color="#000000" loext:opacity="100%" style:font-name="Ubuntu" fo:font-size="14pt" officeooo:rsid="000a92fb" officeooo:paragraph-rsid="000b5e37" style:font-size-asian="14pt" style:font-size-complex="14pt"/>
    </style:style>
    <style:style style:name="P38" style:family="paragraph" style:parent-style-name="Standard">
      <style:paragraph-properties fo:line-height="150%"/>
      <style:text-properties fo:color="#000000" loext:opacity="100%" style:font-name="Ubuntu" fo:font-size="14pt" officeooo:rsid="000a92fb" officeooo:paragraph-rsid="000bd8e7" style:font-size-asian="14pt" style:font-size-complex="14pt"/>
    </style:style>
    <style:style style:name="P39" style:family="paragraph" style:parent-style-name="Standard">
      <style:paragraph-properties fo:line-height="150%"/>
      <style:text-properties fo:color="#000000" loext:opacity="100%" style:font-name="Ubuntu" fo:font-size="14pt" officeooo:rsid="000a92fb" officeooo:paragraph-rsid="000d6684" style:font-size-asian="14pt" style:font-size-complex="14pt"/>
    </style:style>
    <style:style style:name="P40" style:family="paragraph" style:parent-style-name="Standard">
      <style:paragraph-properties fo:line-height="150%"/>
      <style:text-properties fo:color="#000000" loext:opacity="100%" style:font-name="Ubuntu" fo:font-size="14pt" officeooo:rsid="000bd8e7" officeooo:paragraph-rsid="000cc2db" style:font-size-asian="14pt" style:font-size-complex="14pt"/>
    </style:style>
    <style:style style:name="P41" style:family="paragraph" style:parent-style-name="Standard">
      <style:paragraph-properties fo:line-height="150%"/>
      <style:text-properties fo:color="#000000" loext:opacity="100%" style:font-name="Ubuntu" fo:font-size="14pt" officeooo:rsid="000cc2db" officeooo:paragraph-rsid="000e63d4" style:font-size-asian="14pt" style:font-size-complex="14pt"/>
    </style:style>
    <style:style style:name="P42" style:family="paragraph" style:parent-style-name="Standard">
      <style:paragraph-properties fo:line-height="150%"/>
      <style:text-properties fo:color="#000000" loext:opacity="100%" style:font-name="Ubuntu" fo:font-size="14pt" officeooo:rsid="001db81a" officeooo:paragraph-rsid="001db81a" style:font-size-asian="14pt" style:font-size-complex="14pt"/>
    </style:style>
    <style:style style:name="P43" style:family="paragraph" style:parent-style-name="Standard">
      <style:paragraph-properties fo:line-height="150%"/>
      <style:text-properties fo:color="#000000" loext:opacity="100%" style:font-name="Ubuntu" fo:font-size="14pt" officeooo:rsid="0013306e" officeooo:paragraph-rsid="000596f1" style:font-size-asian="14pt" style:font-size-complex="14pt"/>
    </style:style>
    <style:style style:name="P44" style:family="paragraph" style:parent-style-name="Standard">
      <style:paragraph-properties fo:line-height="150%"/>
      <style:text-properties fo:color="#000000" loext:opacity="100%" style:font-name="Ubuntu" fo:font-size="14pt" officeooo:rsid="001f63f6" officeooo:paragraph-rsid="001f63f6" style:font-size-asian="14pt" style:font-size-complex="14pt"/>
    </style:style>
    <style:style style:name="P45" style:family="paragraph" style:parent-style-name="Standard">
      <style:paragraph-properties fo:line-height="150%"/>
      <style:text-properties fo:color="#000000" loext:opacity="100%" style:font-name="Ubuntu" fo:font-size="14pt" officeooo:rsid="001ffc1e" officeooo:paragraph-rsid="001ffc1e" style:font-size-asian="14pt" style:font-size-complex="14pt"/>
    </style:style>
    <style:style style:name="P46" style:family="paragraph" style:parent-style-name="Standard">
      <style:paragraph-properties fo:line-height="150%"/>
      <style:text-properties fo:color="#000000" loext:opacity="100%" style:font-name="Ubuntu" fo:font-size="14pt" officeooo:rsid="001ffc1e" officeooo:paragraph-rsid="00202235" style:font-size-asian="14pt" style:font-size-complex="14pt"/>
    </style:style>
    <style:style style:name="P47" style:family="paragraph" style:parent-style-name="Standard">
      <style:paragraph-properties fo:line-height="150%"/>
      <style:text-properties fo:color="#000000" loext:opacity="100%" style:font-name="Ubuntu" fo:font-size="14pt" officeooo:rsid="00229533" officeooo:paragraph-rsid="00229533" style:font-size-asian="14pt" style:font-size-complex="14pt"/>
    </style:style>
    <style:style style:name="P48" style:family="paragraph" style:parent-style-name="Standard">
      <style:paragraph-properties fo:line-height="150%"/>
      <style:text-properties fo:color="#000000" loext:opacity="100%" style:font-name="Ubuntu" fo:font-size="14pt" officeooo:rsid="0023ad68" officeooo:paragraph-rsid="0023ad68" style:font-size-asian="14pt" style:font-size-complex="14pt"/>
    </style:style>
    <style:style style:name="P49" style:family="paragraph" style:parent-style-name="Standard">
      <style:paragraph-properties fo:line-height="150%"/>
      <style:text-properties fo:color="#000000" loext:opacity="100%" officeooo:paragraph-rsid="0024aa66"/>
    </style:style>
    <style:style style:name="P50" style:family="paragraph" style:parent-style-name="Standard">
      <style:paragraph-properties fo:line-height="150%"/>
      <style:text-properties officeooo:rsid="00317001" officeooo:paragraph-rsid="00317001"/>
    </style:style>
    <style:style style:name="P51" style:family="paragraph" style:parent-style-name="Standard">
      <style:paragraph-properties fo:margin-left="0cm" fo:margin-right="0cm" fo:margin-top="0cm" fo:margin-bottom="0cm" style:contextual-spacing="false" fo:line-height="150%" fo:orphans="2" fo:widows="2" fo:text-indent="0cm" style:auto-text-indent="false" fo:padding="0cm" fo:border="none"/>
      <style:text-properties style:font-name="Ubuntu" fo:font-size="14pt" officeooo:rsid="001b42b1" officeooo:paragraph-rsid="001b42b1" style:font-size-asian="14pt" style:font-size-complex="14pt"/>
    </style:style>
    <style:style style:name="P5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0bd8e7" style:font-size-asian="14pt" style:font-size-complex="14pt"/>
    </style:style>
    <style:style style:name="P5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0e63d4" style:font-size-asian="14pt" style:font-size-complex="14pt"/>
    </style:style>
    <style:style style:name="P54" style:family="paragraph" style:parent-style-name="Text_20_body" style:list-style-name="L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0e63d4" style:font-size-asian="14pt" style:font-size-complex="14pt"/>
    </style:style>
    <style:style style:name="P55" style:family="paragraph" style:parent-style-name="Text_20_body" style:list-style-name="L4">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officeooo:paragraph-rsid="000e63d4" style:font-size-asian="14pt" style:font-size-complex="14pt"/>
    </style:style>
    <style:style style:name="P5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style:font-name="Ubuntu" fo:font-size="14pt" officeooo:rsid="00144740" officeooo:paragraph-rsid="001c3029" style:font-size-asian="14pt" style:font-size-complex="14pt"/>
    </style:style>
    <style:style style:name="P57" style:family="paragraph" style:parent-style-name="Text_20_body">
      <style:paragraph-properties fo:line-height="150%"/>
      <style:text-properties officeooo:paragraph-rsid="000596f1"/>
    </style:style>
    <style:style style:name="P58" style:family="paragraph" style:parent-style-name="Text_20_body">
      <style:paragraph-properties fo:line-height="150%"/>
      <style:text-properties officeooo:paragraph-rsid="00293b95"/>
    </style:style>
    <style:style style:name="P59" style:family="paragraph" style:parent-style-name="Text_20_body">
      <style:paragraph-properties fo:line-height="150%"/>
      <style:text-properties officeooo:paragraph-rsid="002d5677"/>
    </style:style>
    <style:style style:name="P60" style:family="paragraph" style:parent-style-name="Text_20_body">
      <style:paragraph-properties fo:line-height="150%"/>
      <style:text-properties fo:font-weight="normal" officeooo:paragraph-rsid="00293b95" style:font-weight-asian="normal" style:font-weight-complex="normal"/>
    </style:style>
    <style:style style:name="P61" style:family="paragraph" style:parent-style-name="Text_20_body">
      <style:paragraph-properties fo:line-height="150%"/>
      <style:text-properties fo:color="#000000" loext:opacity="100%" style:font-name="Ubuntu" fo:font-size="14pt" officeooo:paragraph-rsid="000b5e37" style:font-size-asian="14pt" style:font-size-complex="14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style:font-style-asian="normal" style:font-style-complex="normal"/>
    </style:style>
    <style:style style:name="T3" style:family="text">
      <style:text-properties fo:font-variant="normal" fo:text-transform="none" fo:color="#000000" loext:opacity="100%" fo:letter-spacing="normal" fo:font-style="normal" fo:font-weight="normal" officeooo:rsid="001b566c" style:font-style-asian="normal" style:font-style-complex="normal"/>
    </style:style>
    <style:style style:name="T4" style:family="text">
      <style:text-properties fo:font-variant="normal" fo:text-transform="none" fo:color="#000000" loext:opacity="100%" fo:letter-spacing="normal" fo:font-style="normal" fo:font-weight="normal" officeooo:rsid="001739f5" style:font-style-asian="normal" style:font-style-complex="normal"/>
    </style:style>
    <style:style style:name="T5" style:family="text">
      <style:text-properties fo:font-variant="normal" fo:text-transform="none" fo:color="#000000" loext:opacity="100%" fo:letter-spacing="normal" fo:font-style="normal" fo:font-weight="normal" officeooo:rsid="0018d2b7" style:font-style-asian="normal" style:font-style-complex="normal"/>
    </style:style>
    <style:style style:name="T6" style:family="text">
      <style:text-properties fo:font-variant="normal" fo:text-transform="none" fo:color="#000000" loext:opacity="100%" fo:letter-spacing="normal" fo:font-style="normal" fo:font-weight="normal" officeooo:rsid="0018f4ea" style:font-style-asian="normal" style:font-style-complex="normal"/>
    </style:style>
    <style:style style:name="T7" style:family="text">
      <style:text-properties fo:font-variant="normal" fo:text-transform="none" fo:color="#000000" loext:opacity="100%" fo:letter-spacing="normal" fo:font-style="normal" fo:font-weight="normal" officeooo:rsid="001cdbc3" style:font-style-asian="normal" style:font-style-complex="normal"/>
    </style:style>
    <style:style style:name="T8" style:family="text">
      <style:text-properties fo:font-variant="normal" fo:text-transform="none" fo:color="#000000" loext:opacity="100%" fo:letter-spacing="normal" fo:font-style="normal" fo:font-weight="normal" officeooo:rsid="001a88b1" style:font-style-asian="normal" style:font-style-complex="normal"/>
    </style:style>
    <style:style style:name="T9" style:family="text">
      <style:text-properties fo:font-variant="normal" fo:text-transform="none" fo:color="#000000" loext:opacity="100%" fo:letter-spacing="normal" fo:font-style="normal" fo:font-weight="normal" officeooo:rsid="001b566c" style:font-style-asian="normal" style:font-weight-asian="bold" style:font-style-complex="normal" style:font-weight-complex="bold"/>
    </style:style>
    <style:style style:name="T10" style:family="text">
      <style:text-properties fo:font-variant="normal" fo:text-transform="none" fo:color="#000000" loext:opacity="100%" fo:letter-spacing="normal" fo:font-style="normal" fo:font-weight="normal" officeooo:rsid="001b566c"/>
    </style:style>
    <style:style style:name="T11" style:family="text">
      <style:text-properties fo:font-variant="normal" fo:text-transform="none" fo:color="#000000" loext:opacity="100%" fo:letter-spacing="normal" fo:font-style="normal" fo:font-weight="normal" officeooo:rsid="00091fe2"/>
    </style:style>
    <style:style style:name="T12" style:family="text">
      <style:text-properties fo:font-variant="normal" fo:text-transform="none" fo:color="#000000" loext:opacity="100%" fo:letter-spacing="normal" fo:font-style="normal" fo:font-weight="bold" style:font-style-asian="normal" style:font-weight-asian="bold" style:font-style-complex="normal" style:font-weight-complex="bold"/>
    </style:style>
    <style:style style:name="T13" style:family="text">
      <style:text-properties fo:font-variant="normal" fo:text-transform="none" fo:color="#000000" loext:opacity="100%" fo:letter-spacing="normal" fo:font-style="normal" fo:font-weight="bold" officeooo:rsid="001b566c" style:font-style-asian="normal" style:font-weight-asian="bold" style:font-style-complex="normal" style:font-weight-complex="bold"/>
    </style:style>
    <style:style style:name="T14" style:family="text">
      <style:text-properties fo:font-variant="normal" fo:text-transform="none" fo:color="#000000" loext:opacity="100%" fo:letter-spacing="normal" fo:font-style="normal" fo:font-weight="bold" officeooo:rsid="001739f5" style:font-style-asian="normal" style:font-weight-asian="bold" style:font-style-complex="normal" style:font-weight-complex="bold"/>
    </style:style>
    <style:style style:name="T15" style:family="text">
      <style:text-properties fo:font-variant="normal" fo:text-transform="none" fo:color="#000000" loext:opacity="100%" fo:letter-spacing="normal" fo:font-style="normal" fo:font-weight="bold" officeooo:rsid="001cdbc3" style:font-style-asian="normal" style:font-weight-asian="bold" style:font-style-complex="normal" style:font-weight-complex="bold"/>
    </style:style>
    <style:style style:name="T16" style:family="text">
      <style:text-properties fo:font-variant="normal" fo:text-transform="none" fo:color="#000000" loext:opacity="100%" fo:letter-spacing="normal" fo:font-style="normal" fo:font-weight="bold" style:font-weight-asian="bold" style:font-weight-complex="bold"/>
    </style:style>
    <style:style style:name="T17" style:family="text">
      <style:text-properties fo:font-variant="normal" fo:text-transform="none" fo:color="#000000" loext:opacity="100%" fo:letter-spacing="normal" fo:font-style="normal" fo:font-weight="bold" officeooo:rsid="00091fe2" style:font-weight-asian="bold" style:font-weight-complex="bold"/>
    </style:style>
    <style:style style:name="T18" style:family="text">
      <style:text-properties fo:font-variant="normal" fo:text-transform="none" fo:color="#000000" loext:opacity="100%" style:font-name="Ubuntu" fo:letter-spacing="normal" fo:font-style="normal" fo:font-weight="normal"/>
    </style:style>
    <style:style style:name="T19" style:family="text">
      <style:text-properties fo:font-variant="normal" fo:text-transform="none" fo:color="#000000" loext:opacity="100%" style:font-name="Ubuntu" fo:letter-spacing="normal" fo:font-style="normal" fo:font-weight="normal" officeooo:rsid="000884cc" style:font-style-asian="normal" style:font-style-complex="normal"/>
    </style:style>
    <style:style style:name="T20" style:family="text">
      <style:text-properties fo:font-variant="normal" fo:text-transform="none" fo:color="#000000" loext:opacity="100%" style:font-name="Ubuntu" fo:letter-spacing="normal" fo:font-style="normal" fo:font-weight="normal" officeooo:rsid="00091fe2" style:font-style-asian="normal" style:font-style-complex="normal"/>
    </style:style>
    <style:style style:name="T21" style:family="text">
      <style:text-properties fo:font-variant="normal" fo:text-transform="none" fo:color="#000000" loext:opacity="100%" style:font-name="Ubuntu" fo:letter-spacing="normal" fo:font-style="normal" fo:font-weight="normal" officeooo:rsid="0025652f"/>
    </style:style>
    <style:style style:name="T22" style:family="text">
      <style:text-properties fo:font-variant="normal" fo:text-transform="none" fo:color="#000000" loext:opacity="100%" style:font-name="Ubuntu" fo:letter-spacing="normal" fo:font-style="normal" fo:font-weight="normal" officeooo:rsid="00265dbe"/>
    </style:style>
    <style:style style:name="T23" style:family="text">
      <style:text-properties fo:font-variant="normal" fo:text-transform="none" fo:color="#000000" loext:opacity="100%" style:font-name="Ubuntu" fo:letter-spacing="normal" fo:font-style="normal" fo:font-weight="normal" officeooo:rsid="002750f5"/>
    </style:style>
    <style:style style:name="T24" style:family="text">
      <style:text-properties fo:font-variant="normal" fo:text-transform="none" fo:color="#000000" loext:opacity="100%" style:font-name="Ubuntu" fo:letter-spacing="normal" fo:font-style="normal" fo:font-weight="normal" officeooo:rsid="00293b95"/>
    </style:style>
    <style:style style:name="T25"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26" style:family="text">
      <style:text-properties fo:font-variant="normal" fo:text-transform="none" fo:color="#000000" loext:opacity="100%" style:font-name="Ubuntu" fo:font-size="14pt" fo:letter-spacing="normal" fo:font-style="normal" fo:font-weight="normal" officeooo:rsid="0025652f" style:font-size-asian="14pt" style:font-size-complex="14pt"/>
    </style:style>
    <style:style style:name="T27" style:family="text">
      <style:text-properties fo:font-variant="normal" fo:text-transform="none" fo:color="#000000" loext:opacity="100%" style:font-name="Ubuntu" fo:font-size="14pt" fo:letter-spacing="normal" fo:font-style="normal" fo:font-weight="normal" officeooo:rsid="00265dbe" style:font-size-asian="14pt" style:font-size-complex="14pt"/>
    </style:style>
    <style:style style:name="T28" style:family="text">
      <style:text-properties fo:font-variant="normal" fo:text-transform="none" fo:color="#000000" loext:opacity="100%" style:font-name="Ubuntu" fo:font-size="14pt" fo:letter-spacing="normal" fo:font-style="normal" fo:font-weight="normal" officeooo:rsid="002750f5" style:font-size-asian="14pt" style:font-size-complex="14pt"/>
    </style:style>
    <style:style style:name="T29" style:family="text">
      <style:text-properties fo:font-variant="normal" fo:text-transform="none" fo:color="#000000" loext:opacity="100%" style:font-name="Ubuntu" fo:font-size="14pt" fo:letter-spacing="normal" fo:font-style="normal" fo:font-weight="normal" officeooo:rsid="00293b95" style:font-size-asian="14pt" style:font-size-complex="14pt"/>
    </style:style>
    <style:style style:name="T30" style:family="text">
      <style:text-properties fo:font-variant="normal" fo:text-transform="none" fo:color="#000000" loext:opacity="100%" style:font-name="Ubuntu" fo:font-size="14pt" fo:letter-spacing="normal" fo:font-style="normal" fo:font-weight="normal" officeooo:rsid="00298832" style:font-size-asian="14pt" style:font-size-complex="14pt"/>
    </style:style>
    <style:style style:name="T31" style:family="text">
      <style:text-properties fo:font-variant="normal" fo:text-transform="none" fo:color="#000000" loext:opacity="100%" style:font-name="Ubuntu" fo:font-size="14pt" fo:letter-spacing="normal" fo:font-style="normal" fo:font-weight="normal" officeooo:rsid="002b0c0b" style:font-size-asian="14pt" style:font-size-complex="14pt"/>
    </style:style>
    <style:style style:name="T32" style:family="text">
      <style:text-properties fo:font-variant="normal" fo:text-transform="none" fo:color="#000000" loext:opacity="100%" style:font-name="Ubuntu" fo:font-size="14pt" fo:letter-spacing="normal" fo:font-style="normal" fo:font-weight="normal" officeooo:rsid="002ba6f1" style:font-size-asian="14pt" style:font-size-complex="14pt"/>
    </style:style>
    <style:style style:name="T33" style:family="text">
      <style:text-properties fo:font-variant="normal" fo:text-transform="none" fo:color="#000000" loext:opacity="100%" style:font-name="Ubuntu" fo:font-size="14pt" fo:letter-spacing="normal" fo:font-style="normal" fo:font-weight="normal" officeooo:rsid="002d5677" style:font-size-asian="14pt" style:font-size-complex="14pt"/>
    </style:style>
    <style:style style:name="T34" style:family="text">
      <style:text-properties fo:font-variant="normal" fo:text-transform="none" fo:color="#000000" loext:opacity="100%" style:font-name="Ubuntu" fo:font-size="14pt" fo:letter-spacing="normal" fo:font-style="normal" fo:font-weight="normal" officeooo:rsid="002f0820" style:font-size-asian="14pt" style:font-size-complex="14pt"/>
    </style:style>
    <style:style style:name="T35" style:family="text">
      <style:text-properties fo:font-variant="normal" fo:text-transform="none" fo:color="#000000" loext:opacity="100%" style:font-name="Ubuntu" fo:font-size="14pt" fo:letter-spacing="normal" fo:font-style="normal" fo:font-weight="normal" officeooo:rsid="0030dc70" style:font-size-asian="14pt" style:font-size-complex="14pt"/>
    </style:style>
    <style:style style:name="T36" style:family="text">
      <style:text-properties fo:font-variant="normal" fo:text-transform="none" fo:color="#000000" loext:opacity="100%" style:font-name="Ubuntu" fo:font-size="14pt" fo:letter-spacing="normal" fo:font-style="normal" fo:font-weight="normal" officeooo:rsid="00298832" style:font-size-asian="14pt" style:font-weight-asian="normal" style:font-size-complex="14pt" style:font-weight-complex="normal"/>
    </style:style>
    <style:style style:name="T37" style:family="text">
      <style:text-properties fo:font-variant="normal" fo:text-transform="none" fo:color="#000000" loext:opacity="100%" style:font-name="Ubuntu" fo:font-size="14pt" fo:letter-spacing="normal" fo:font-style="normal" fo:font-weight="normal" officeooo:rsid="00293b95" style:font-size-asian="14pt" style:font-weight-asian="normal" style:font-size-complex="14pt" style:font-weight-complex="normal"/>
    </style:style>
    <style:style style:name="T38" style:family="text">
      <style:text-properties fo:font-variant="normal" fo:text-transform="none" fo:color="#000000" loext:opacity="100%" style:font-name="Ubuntu" fo:font-size="14pt" fo:letter-spacing="normal" fo:font-style="normal" fo:font-weight="normal" officeooo:rsid="002d5677" style:font-size-asian="14pt" style:font-weight-asian="normal" style:font-size-complex="14pt" style:font-weight-complex="normal"/>
    </style:style>
    <style:style style:name="T39" style:family="text">
      <style:text-properties fo:font-variant="normal" fo:text-transform="none" fo:color="#000000" loext:opacity="100%" style:font-name="Ubuntu" fo:font-size="14pt" fo:letter-spacing="normal" fo:font-style="normal" fo:font-weight="bold" style:font-size-asian="14pt" style:font-weight-asian="bold" style:font-size-complex="14pt" style:font-weight-complex="bold"/>
    </style:style>
    <style:style style:name="T40" style:family="text">
      <style:text-properties fo:font-variant="normal" fo:text-transform="none" fo:color="#000000" loext:opacity="100%" style:font-name="Ubuntu" fo:font-size="14pt" fo:letter-spacing="normal" fo:font-style="normal" fo:font-weight="bold" officeooo:rsid="00293b95" style:font-size-asian="14pt" style:font-weight-asian="bold" style:font-size-complex="14pt" style:font-weight-complex="bold"/>
    </style:style>
    <style:style style:name="T41" style:family="text">
      <style:text-properties fo:font-variant="normal" fo:text-transform="none" fo:color="#000000" loext:opacity="100%" style:font-name="Ubuntu" fo:font-size="14pt" fo:letter-spacing="normal" fo:font-style="normal" officeooo:rsid="00293b95" style:font-size-asian="14pt" style:font-size-complex="14pt"/>
    </style:style>
    <style:style style:name="T42" style:family="text">
      <style:text-properties fo:font-variant="normal" fo:text-transform="none" fo:letter-spacing="normal" fo:font-style="normal" fo:font-weight="bold" style:font-weight-asian="bold" style:font-weight-complex="bold"/>
    </style:style>
    <style:style style:name="T43" style:family="text">
      <style:text-properties fo:font-variant="normal" fo:text-transform="none" fo:letter-spacing="normal" fo:font-style="normal" fo:font-weight="bold" officeooo:rsid="001ffc1e" style:font-weight-asian="bold" style:font-weight-complex="bold"/>
    </style:style>
    <style:style style:name="T44" style:family="text">
      <style:text-properties fo:font-variant="normal" fo:text-transform="none" fo:letter-spacing="normal" fo:font-style="normal" fo:font-weight="bold" officeooo:rsid="00229533" style:font-weight-asian="bold" style:font-weight-complex="bold"/>
    </style:style>
    <style:style style:name="T45" style:family="text">
      <style:text-properties fo:font-variant="normal" fo:text-transform="none" fo:letter-spacing="normal" fo:font-style="normal" fo:font-weight="bold" officeooo:rsid="0023ad68" style:font-weight-asian="bold" style:font-weight-complex="bold"/>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officeooo:rsid="000a8de9"/>
    </style:style>
    <style:style style:name="T48" style:family="text">
      <style:text-properties fo:font-variant="normal" fo:text-transform="none" fo:letter-spacing="normal" fo:font-style="normal" fo:font-weight="normal" style:font-weight-asian="bold" style:font-weight-complex="bold"/>
    </style:style>
    <style:style style:name="T49" style:family="text">
      <style:text-properties fo:font-variant="normal" fo:text-transform="none" fo:letter-spacing="normal" fo:font-style="normal" fo:font-weight="normal" officeooo:rsid="000a8de9" style:font-weight-asian="bold" style:font-weight-complex="bold"/>
    </style:style>
    <style:style style:name="T50" style:family="text">
      <style:text-properties fo:font-variant="normal" fo:text-transform="none" fo:letter-spacing="normal" fo:font-style="normal" fo:font-weight="normal" officeooo:rsid="000b5e37" style:font-weight-asian="bold" style:font-weight-complex="bold"/>
    </style:style>
    <style:style style:name="T51" style:family="text">
      <style:text-properties fo:font-variant="normal" fo:text-transform="none" fo:letter-spacing="normal" fo:font-style="normal" fo:font-weight="normal" officeooo:rsid="000bd8e7" style:font-weight-asian="bold" style:font-weight-complex="bold"/>
    </style:style>
    <style:style style:name="T52" style:family="text">
      <style:text-properties fo:font-variant="normal" fo:text-transform="none" fo:letter-spacing="normal" fo:font-style="normal" fo:font-weight="normal" officeooo:rsid="000cc2db" style:font-weight-asian="bold" style:font-weight-complex="bold"/>
    </style:style>
    <style:style style:name="T53" style:family="text">
      <style:text-properties fo:font-variant="normal" fo:text-transform="none" fo:letter-spacing="normal" fo:font-style="normal" fo:font-weight="normal" officeooo:rsid="000bd8e7"/>
    </style:style>
    <style:style style:name="T54" style:family="text">
      <style:text-properties fo:font-variant="normal" fo:text-transform="none" fo:letter-spacing="normal" fo:font-style="normal" fo:font-weight="normal" officeooo:rsid="000cc2db"/>
    </style:style>
    <style:style style:name="T55" style:family="text">
      <style:text-properties fo:font-variant="normal" fo:text-transform="none" fo:letter-spacing="normal" fo:font-style="normal" fo:font-weight="normal" officeooo:rsid="000d6684"/>
    </style:style>
    <style:style style:name="T56" style:family="text">
      <style:text-properties fo:font-variant="normal" fo:text-transform="none" fo:letter-spacing="normal" fo:font-style="normal" fo:font-weight="normal" style:font-weight-asian="normal" style:font-weight-complex="normal"/>
    </style:style>
    <style:style style:name="T57" style:family="text">
      <style:text-properties fo:font-variant="normal" fo:text-transform="none" fo:letter-spacing="normal" fo:font-style="normal" fo:font-weight="normal" officeooo:rsid="0023ad68" style:font-weight-asian="normal" style:font-weight-complex="normal"/>
    </style:style>
    <style:style style:name="T58" style:family="text">
      <style:text-properties fo:font-variant="normal" fo:text-transform="none" fo:letter-spacing="normal" fo:font-style="normal" fo:font-weight="normal" officeooo:rsid="00229533"/>
    </style:style>
    <style:style style:name="T59" style:family="text">
      <style:text-properties fo:font-variant="normal" fo:text-transform="none" fo:letter-spacing="normal" fo:font-style="normal" fo:font-weight="normal" officeooo:rsid="0023ad68"/>
    </style:style>
    <style:style style:name="T60" style:family="text">
      <style:text-properties fo:font-variant="normal" fo:text-transform="none" fo:letter-spacing="normal" fo:font-style="normal" fo:font-weight="normal" officeooo:rsid="0024aa66"/>
    </style:style>
    <style:style style:name="T61" style:family="text">
      <style:text-properties fo:font-variant="normal" fo:text-transform="none" fo:color="#1b1b1b" loext:opacity="100%" style:font-name="Inter" fo:font-size="14pt" fo:letter-spacing="normal" fo:font-style="normal" fo:font-weight="bold" style:font-size-asian="14pt" style:font-weight-asian="bold" style:font-size-complex="14pt" style:font-weight-complex="bold"/>
    </style:style>
    <style:style style:name="T62" style:family="text">
      <style:text-properties fo:font-variant="normal" fo:text-transform="none" fo:color="#1b1b1b" loext:opacity="100%" style:font-name="Inter" fo:font-size="14pt" fo:letter-spacing="normal" fo:font-style="normal" fo:font-weight="normal" style:font-size-asian="14pt" style:font-size-complex="14pt"/>
    </style:style>
    <style:style style:name="T63" style:family="text">
      <style:text-properties fo:font-variant="normal" fo:text-transform="none" fo:color="#1b1b1b" loext:opacity="100%" style:font-name="Inter" fo:font-size="14pt" fo:letter-spacing="normal" fo:font-style="normal" fo:font-weight="normal" officeooo:rsid="00265dbe" style:font-size-asian="14pt" style:font-size-complex="14pt"/>
    </style:style>
    <style:style style:name="T64" style:family="text">
      <style:text-properties fo:font-variant="normal" fo:text-transform="none" fo:color="#1b1b1b" loext:opacity="100%" style:font-name="Ubuntu" fo:font-size="14pt" fo:letter-spacing="normal" fo:font-style="normal" fo:font-weight="bold" style:font-size-asian="14pt" style:font-weight-asian="bold" style:font-size-complex="14pt" style:font-weight-complex="bold"/>
    </style:style>
    <style:style style:name="T65" style:family="text">
      <style:text-properties fo:font-variant="normal" fo:text-transform="none" style:font-name="Ubuntu" fo:font-size="14pt" fo:letter-spacing="normal" fo:font-style="normal" fo:font-weight="bold" officeooo:rsid="0023ad68" style:font-size-asian="14pt" style:font-weight-asian="bold" style:font-size-complex="14pt" style:font-weight-complex="bold"/>
    </style:style>
    <style:style style:name="T66" style:family="text">
      <style:text-properties fo:font-variant="normal" fo:text-transform="none" fo:font-style="normal" fo:font-weight="bold" style:font-weight-asian="bold" style:font-weight-complex="bold"/>
    </style:style>
    <style:style style:name="T67" style:family="text">
      <style:text-properties style:font-name="Ubuntu" fo:font-size="14pt" style:font-size-asian="14pt" style:font-size-complex="14pt"/>
    </style:style>
    <style:style style:name="T68" style:family="text">
      <style:text-properties style:font-name="Ubuntu" fo:font-size="14pt" officeooo:rsid="0013306e" style:font-size-asian="14pt" style:font-size-complex="14pt"/>
    </style:style>
    <style:style style:name="T69" style:family="text">
      <style:text-properties fo:font-weight="bold" style:font-weight-asian="bold" style:font-weight-complex="bold"/>
    </style:style>
    <style:style style:name="T70" style:family="text">
      <style:text-properties fo:font-weight="bold" officeooo:rsid="000a8de9" style:font-weight-asian="bold" style:font-weight-complex="bold"/>
    </style:style>
    <style:style style:name="T71" style:family="text">
      <style:text-properties fo:font-weight="bold" officeooo:rsid="000b5e37" style:font-weight-asian="bold" style:font-weight-complex="bold"/>
    </style:style>
    <style:style style:name="T72" style:family="text">
      <style:text-properties fo:font-weight="bold" officeooo:rsid="000bd8e7" style:font-weight-asian="bold" style:font-weight-complex="bold"/>
    </style:style>
    <style:style style:name="T73" style:family="text">
      <style:text-properties fo:font-weight="bold" officeooo:rsid="000cc2db" style:font-weight-asian="bold" style:font-weight-complex="bold"/>
    </style:style>
    <style:style style:name="T74" style:family="text">
      <style:text-properties fo:font-weight="bold" officeooo:rsid="00202235" style:font-weight-asian="bold" style:font-weight-complex="bold"/>
    </style:style>
    <style:style style:name="T75" style:family="text">
      <style:text-properties fo:font-weight="bold" officeooo:rsid="001ffc1e" style:font-weight-asian="bold" style:font-weight-complex="bold"/>
    </style:style>
    <style:style style:name="T76" style:family="text">
      <style:text-properties fo:font-weight="bold" officeooo:rsid="0020987f" style:font-weight-asian="bold" style:font-weight-complex="bold"/>
    </style:style>
    <style:style style:name="T77" style:family="text">
      <style:text-properties fo:font-weight="bold" officeooo:rsid="0020a0c0" style:font-weight-asian="bold" style:font-weight-complex="bold"/>
    </style:style>
    <style:style style:name="T78" style:family="text">
      <style:text-properties fo:font-weight="bold" officeooo:rsid="00229533" style:font-weight-asian="bold" style:font-weight-complex="bold"/>
    </style:style>
    <style:style style:name="T79" style:family="text">
      <style:text-properties officeooo:rsid="000a8de9"/>
    </style:style>
    <style:style style:name="T80" style:family="text">
      <style:text-properties fo:font-weight="normal" officeooo:rsid="00202235" style:font-weight-asian="normal" style:font-weight-complex="normal"/>
    </style:style>
    <style:style style:name="T81" style:family="text">
      <style:text-properties officeooo:rsid="0013306e"/>
    </style:style>
    <style:style style:name="T82" style:family="text">
      <style:text-properties officeooo:rsid="0015b3be"/>
    </style:style>
    <style:style style:name="T83" style:family="text">
      <style:text-properties fo:color="#000000" loext:opacity="100%" style:font-name="Ubuntu"/>
    </style:style>
    <style:style style:name="T84" style:family="text">
      <style:text-properties fo:color="#000000" loext:opacity="100%" style:font-name="Ubuntu" fo:font-size="14pt" fo:letter-spacing="normal" officeooo:rsid="00293b95" style:font-size-asian="14pt" style:font-size-complex="14pt"/>
    </style:style>
    <style:style style:name="T85" style:family="text">
      <style:text-properties fo:color="#000000" loext:opacity="100%" style:font-name="Ubuntu" fo:font-weight="normal" style:font-weight-asian="normal" style:font-weight-complex="normal"/>
    </style:style>
    <style:style style:name="T86" style:family="text">
      <style:text-properties fo:color="#000000" loext:opacity="100%" style:font-name="Ubuntu" fo:font-weight="normal" officeooo:rsid="00293b95" style:font-weight-asian="normal" style:font-weight-complex="normal"/>
    </style:style>
    <style:style style:name="T87" style:family="text">
      <style:text-properties style:font-name="Ubuntu" fo:font-size="14pt" officeooo:rsid="0023ad68" style:font-size-asian="14pt" style:font-size-complex="14pt"/>
    </style:style>
    <style:style style:name="T88" style:family="text">
      <style:text-properties style:font-name="Ubuntu" fo:font-size="14pt" officeooo:rsid="0024aa66" style:font-size-asian="14pt" style:font-size-complex="14pt"/>
    </style:style>
    <style:style style:name="T89" style:family="text">
      <style:text-properties style:font-name="Ubuntu" fo:font-size="14pt" officeooo:rsid="0025652f" style:font-size-asian="14pt" style:font-size-complex="14pt"/>
    </style:style>
    <style:style style:name="T90" style:family="text">
      <style:text-properties officeooo:rsid="001f63f6"/>
    </style:style>
    <style:style style:name="T91" style:family="text">
      <style:text-properties officeooo:rsid="00202235"/>
    </style:style>
    <style:style style:name="T92" style:family="text">
      <style:text-properties officeooo:rsid="0020987f"/>
    </style:style>
    <style:style style:name="T93" style:family="text">
      <style:text-properties officeooo:rsid="0020a0c0"/>
    </style:style>
    <style:style style:name="T94" style:family="text">
      <style:text-properties officeooo:rsid="0021d59d"/>
    </style:style>
    <style:style style:name="T95" style:family="text">
      <style:text-properties officeooo:rsid="00229533"/>
    </style:style>
    <style:style style:name="T96" style:family="text">
      <style:text-properties officeooo:rsid="0023ad6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rros 03</text:h>
      <text:p text:style-name="P56"><text:span text:style-name="T9">Existe diversos tipos de erros predefinidos no javascript, eles são automaticamente escolhidos e definidos pelo javascript runtime sempre que o erro não for manipulado devidamente:</text:span></text:p>
      <text:p text:style-name="P16"><text:span text:style-name="T69"/></text:p>
      <text:p text:style-name="P16"><text:span text:style-name="T69">RangeError -</text:span> <text:span text:style-name="T82">Quando um valor não esta no conjunto ou intervalo de valores permitidos. </text:span><text:span text:style-name="T3">Normalmente ocorre quando se passa um valor como argumento para uma função, e o valor dado não se encontra no intervalo dos parâmetros da função. Alguns outros cenários comuns em que ele ocorre são: Tentando criar um array de comprimentos ilegais através do construtor do Array, p</text:span><text:span text:style-name="T1">assando valores ruins para métodos numéricos </text:span><text:span text:style-name="T10">ou p</text:span><text:span text:style-name="T3">assando valores ilegais para funções de string</text:span></text:p>
      <text:p text:style-name="P16"><text:span text:style-name="T3"/></text:p>
      <text:p text:style-name="P17"><text:span text:style-name="T13">R</text:span><text:span text:style-name="T12">eferenceError -</text:span><text:span text:style-name="T2"> </text:span><text:span text:style-name="T4">Quando uma variavel que não existe (ou ainda não foi inicializada) no scopo atual é referenciada, ou seja, </text:span><text:span text:style-name="T3"><text:s/>quando </text:span><text:span text:style-name="T4">algo</text:span><text:span text:style-name="T3"> está errado com a referência de uma variável em seu código. </text:span><text:span text:style-name="T5">As causas podem ser: </text:span><text:span text:style-name="T4">não definição de um valor para uma variavel antes de usa-la, referencia a uma variavel inacessivel no codigo, erro de digitação no nome de uma variavel ou referenciar uma variavel global de uma biblioteca externa antes que ela seja carregada</text:span></text:p>
      <text:p text:style-name="P17"><text:span text:style-name="T4"/></text:p>
      <text:p text:style-name="P18"><text:span text:style-name="T14">S</text:span><text:span text:style-name="T12">intaxError -</text:span><text:span text:style-name="T2"> Quand</text:span><text:span text:style-name="T6">o o codigo esta sintaticamente invalido, ou seja, </text:span><text:span text:style-name="T7">indica um erro na sintaxe do código, </text:span><text:span text:style-name="T6">que é lançado </text:span><text:span text:style-name="T7">quando o aplicativo executa o script que contém o erro</text:span></text:p>
      <text:p text:style-name="P18"><text:span text:style-name="T7"/></text:p>
      <text:p text:style-name="P19"><text:span text:style-name="T15">T</text:span><text:span text:style-name="T12">ypeError -</text:span><text:span text:style-name="T2"> </text:span><text:span text:style-name="T8">Quando um valor não é do tipo esperado. As causas podem ser: invocar objetos que não são metodos, tentar modificar um valor que não pode ser alterado, tentar usar um valor de forma inadequada, tentar acessar </text:span><text:soft-page-break/><text:span text:style-name="T8">propriedades de objetos nulos ou indefinidos ou tratar uma string como um numero ou vice versa</text:span></text:p>
      <text:p text:style-name="P19"><text:span text:style-name="T8"/></text:p>
      <text:p text:style-name="P21"><text:span text:style-name="T12">InternalError -</text:span><text:span text:style-name="T2"> Quando ocorre um erro internamente no mecanismo javascript. </text:span><text:span text:style-name="T19">Ele pode ou não indicar um problema com o seu código. Na maioria das vezes, o InternalError ocorre apenas em dois cenários: Quando um patch ou uma atualização do tempo de execução do JavaScript traz um bug que lança exceções </text:span><text:span text:style-name="T20">ou q</text:span><text:span text:style-name="T19">uando seu código contém entidades que são muito grandes para o mecanismo JavaScript (por exemplo, muitos casos de switch, inicializadores de array muito grandes, demasiada recorrência)</text:span></text:p>
      <text:p text:style-name="P20"><text:span text:style-name="T2"/></text:p>
      <text:p text:style-name="P51"><text:span text:style-name="T16">URIError -</text:span><text:span text:style-name="T1"> Quando </text:span><text:span text:style-name="T11">uma função global de </text:span><text:span text:style-name="T1">manipulação</text:span><text:span text:style-name="T11"> de URI </text:span><text:span text:style-name="T1">é usada de maneira incorreta. N</text:span><text:span text:style-name="T11">ormalmente indica que o parâmetro passado para a chamada do método não estava de acordo com os padrões URI e, portanto, não foi analisado corretamente pelo método</text:span></text:p>
      <text:p text:style-name="P51"><text:span text:style-name="T11"/></text:p>
      <text:p text:style-name="P51"><text:span text:style-name="T17">E</text:span><text:span text:style-name="T16">valError -</text:span><text:span text:style-name="T1"> Quando uma função global eval() é usada de maneira incorreta</text:span></text:p>
      <text:p text:style-name="P14">_____________________________________________________________________</text:p>
      <text:p text:style-name="P15">_____________________________________________________________________</text:p>
      <text:p text:style-name="P42"><text:span text:style-name="T69">Error: Permission denied to access property “x” -</text:span> <text:span text:style-name="T90">O</text:span>corre quando <text:span text:style-name="T90">há</text:span> uma tentativa de acessar um objeto para o qual você não tem permissão</text:p>
      <text:p text:style-name="P43"/>
      <text:p text:style-name="P44"><text:span text:style-name="T69">InternalError: too much recursion -</text:span> Ocorre quando há muitas chamadas de função, ou uma função está sem um caso base (condição de parada)</text:p>
      <text:p text:style-name="P44"/>
      <text:p text:style-name="P45"><text:span text:style-name="T69">RangeError: BigInt division by zero -</text:span> ocorre quando um BigInt é dividido por 0n</text:p>
      <text:p text:style-name="P45"/>
      <text:p text:style-name="P46"><text:span text:style-name="T69">RangeError: BigInt </text:span><text:span text:style-name="T74">negative exponent - </text:span><text:span text:style-name="T80">ocorre quando um BigInt é elevado à potência de um valor BigInt negativo</text:span></text:p>
      <text:p text:style-name="P46"><text:soft-page-break/><text:span text:style-name="T80"/></text:p>
      <text:p text:style-name="P46"><text:span text:style-name="T69">RangeError: </text:span><text:span text:style-name="T74">argument is not a valid code point -</text:span><text:span text:style-name="T80"> </text:span><text:span text:style-name="T91">O</text:span><text:span text:style-name="T81">corre quando valores NaN, inteiros negativos (-1), não inteiros (5.4) ou valores maiores que 0x10FFFF (1114111) são usados com String.fromCodePoint()</text:span></text:p>
      <text:p text:style-name="P43"/>
      <text:p text:style-name="P31"><text:span text:style-name="T75">RangeError: </text:span><text:span text:style-name="T76">invalid array length -</text:span> <text:span text:style-name="T92">O</text:span>corre ao especificar um comprimento de array que é negativo, um número flutuante ou excede o máximo suportado pela plataforma (ou seja, ao criar um Array ou ArrayBuffer, ou ao definir a propriedade length)</text:p>
      <text:p text:style-name="P31"/>
      <text:p text:style-name="P31"><text:span text:style-name="T75">RangeError: </text:span><text:span text:style-name="T76">invalid date </text:span><text:span text:style-name="T77">(invalid time value)</text:span><text:span text:style-name="T76"> -</text:span> <text:span text:style-name="T93">O</text:span>corre quando uma string que leva a uma data inválida é fornecida para Date ou Date.parse()</text:p>
      <text:p text:style-name="P31"/>
      <text:p text:style-name="P32"><text:span text:style-name="T75">RangeError: </text:span><text:span text:style-name="T77">precision is out of range -</text:span> <text:span text:style-name="T94">O</text:span>corre quando um número fora do intervalo de 0 e 20 (ou 21) foi passado para toFixed ou toPrecision</text:p>
      <text:p text:style-name="P31"/>
      <text:p text:style-name="P33"><text:span text:style-name="T75">RangeError: </text:span><text:span text:style-name="T78">radix must be an integer -</text:span> <text:span text:style-name="T95">O</text:span>corre quando o parâmetro radix opcional do método Number.prototype.toString() ou BigInt.prototype.toString() foi especificado e não está entre 2 e 36</text:p>
      <text:p text:style-name="P31"/>
      <text:p text:style-name="P33"><text:span text:style-name="T75">RangeError: </text:span><text:span text:style-name="T78">repeat count must be less than infinity -</text:span> <text:span text:style-name="T95">O</text:span>corre quando o método String.prototype.repeat() é usado com um argumento de contagem que é infinito</text:p>
      <text:p text:style-name="P31"/>
      <text:p text:style-name="P33"><text:span text:style-name="T75">RangeError: </text:span><text:span text:style-name="T78">repeat count must be non-negative -</text:span> <text:span text:style-name="T95">O</text:span>corre quando o método String.prototype.repeat() é usado com um argumento de contagem que é um número negativo</text:p>
      <text:p text:style-name="P30"><text:span text:style-name="T46"/></text:p>
      <text:p text:style-name="P33"><text:soft-page-break/><text:span text:style-name="T43">RangeError: </text:span><text:span text:style-name="T44">x can’t be converted to BigInt because it isn’t an integer -</text:span><text:span text:style-name="T46"> </text:span><text:span text:style-name="T58">O</text:span><text:span text:style-name="T46">corre quando a função BigInt() é usada em um número que não é um número inteiro</text:span></text:p>
      <text:p text:style-name="P30"><text:span text:style-name="T46"/></text:p>
      <text:p text:style-name="P47"><text:span text:style-name="T42">ReferenceError: “x” is not defined -</text:span><text:span text:style-name="T46"> </text:span><text:span text:style-name="T59">O</text:span><text:span text:style-name="T46">corre quando há uma variável inexistente referenciada em algum lugar</text:span></text:p>
      <text:p text:style-name="P30"><text:span text:style-name="T46"/></text:p>
      <text:p text:style-name="P34"><text:span text:style-name="T44">ReferenceError: </text:span><text:span text:style-name="T45">assignment to undeclared variable “x” -</text:span> <text:span text:style-name="T96">O</text:span>corre quando o valor <text:span text:style-name="T96">é</text:span> atribuído a uma variável não declarada</text:p>
      <text:p text:style-name="P30"><text:span text:style-name="T46"/></text:p>
      <text:p text:style-name="P34"><text:span text:style-name="T44">ReferenceError: </text:span><text:span text:style-name="T45">can’t access lexical declaration ‘X’ before initialization - </text:span><text:span text:style-name="T57">Ocorre quando uma variável léxica é acessada antes de ser inicializada. Isso acontece dentro de qualquer instrução de bloco, quando as variáveis let ou const são acessadas antes que a linha em que são declaradas seja executada</text:span></text:p>
      <text:p text:style-name="P30"><text:span text:style-name="T46"/></text:p>
      <text:p text:style-name="P34"><text:span text:style-name="T44">ReferenceError: </text:span><text:span text:style-name="T45">deprecated caller or arguments usage -</text:span> <text:span text:style-name="T96">O</text:span>corre quando as propriedades obsoletas Function.prototype.caller ou Function.prototype.arguments são usadas</text:p>
      <text:p text:style-name="P30"><text:span text:style-name="T46"/></text:p>
      <text:p text:style-name="P34"><text:span text:style-name="T44">ReferenceError: </text:span><text:span text:style-name="T45">reference to undefined property “x” -</text:span> <text:span text:style-name="T96">O</text:span>corre quando um script tenta acessar uma propriedade de objeto que não existe</text:p>
      <text:p text:style-name="P34"><text:span text:style-name="T46"/></text:p>
      <text:p text:style-name="P48"><text:span text:style-name="T42">SyntaxError: “O”-prefixed octal literals and octal escape seq. are deprecated -</text:span><text:span text:style-name="T46"> </text:span><text:span text:style-name="T60">O</text:span><text:span text:style-name="T46">corre quando literais octais obsoletos e sequências de escape octal são usadas</text:span></text:p>
      <text:p text:style-name="P48"><text:span text:style-name="T46"/></text:p>
      <text:p text:style-name="P49"><text:span text:style-name="T65">SyntaxError: </text:span><text:span text:style-name="T64">"use strict" not allowed in function with non-simple parameters -</text:span><text:span text:style-name="T87"> </text:span><text:span text:style-name="T89">O</text:span><text:span text:style-name="T88">corre quando uma diretiva "use strict" é usada na parte superior de uma função com parâmetros padrão, parâmetros de descanso ou parâmetros de desestruturação</text:span></text:p>
      <text:h text:style-name="P4" text:outline-level="1"><text:soft-page-break/><text:span text:style-name="T64">SyntaxError: "x" is a reserved identifier -</text:span><text:span text:style-name="T25"> </text:span><text:span text:style-name="T26">O</text:span><text:span text:style-name="T25">corre quando palavras-chave reservadas são usadas como identificadores</text:span></text:h>
      <text:p text:style-name="P57"><text:span text:style-name="T25"/></text:p>
      <text:h text:style-name="P4" text:outline-level="1"><text:span text:style-name="T39">SyntaxError: JSON.parse: bad parsing -</text:span><text:span text:style-name="T25"> </text:span><text:span text:style-name="T26">O</text:span><text:span text:style-name="T25">corre quando a string falha ao ser analisada como JSON</text:span></text:h>
      <text:p text:style-name="P57"><text:span text:style-name="T25"/></text:p>
      <text:h text:style-name="P4" text:outline-level="1"><text:span text:style-name="T39">SyntaxError: Malformed formal parameter -</text:span><text:span text:style-name="T25"> </text:span><text:span text:style-name="T26">O</text:span><text:span text:style-name="T25">corre quando a lista de argumentos de uma chamada do construtor Function() é inválida de alguma forma</text:span></text:h>
      <text:p text:style-name="P57"><text:span text:style-name="T25"/></text:p>
      <text:h text:style-name="P4" text:outline-level="1"><text:span text:style-name="T39">SyntaxError: Unexpected '#' used outside of class body -</text:span><text:span text:style-name="T25"> </text:span><text:span text:style-name="T26">O</text:span><text:span text:style-name="T25">corre quando um hash ("#") é encontrado em um contexto inesperado, principalmente fora de uma declaração de classe. Os hashes são válidos no início de um arquivo como um comentário hashbang ou dentro de uma classe como parte de um campo privado. Você pode encontrar esse erro se esquecer as aspas ao tentar acessar um identificador DOM também</text:span></text:h>
      <text:p text:style-name="P30"><text:span text:style-name="T46"/></text:p>
      <text:h text:style-name="P2" text:outline-level="1"><text:span text:style-name="T42">SyntaxError: Unexpected token -</text:span><text:span text:style-name="T18"> </text:span><text:span text:style-name="T21">O</text:span><text:span text:style-name="T18">corre quando uma construção de linguagem específica era esperada, mas algo mais foi fornecido. Isso pode ser um simples erro de digitação</text:span></text:h>
      <text:p text:style-name="P57"><text:span text:style-name="T25"/></text:p>
      <text:h text:style-name="P4" text:outline-level="1"><text:span text:style-name="T39">SyntaxError: Using //@ to indicate sourceURL pragmas is deprecated. Use //# instead -</text:span><text:span text:style-name="T25"> </text:span><text:span text:style-name="T26">O</text:span><text:span text:style-name="T25">corre quando há uma sintaxe de mapa de origem obsoleta em uma origem JavaScript</text:span></text:h>
      <text:p text:style-name="P30"><text:span text:style-name="T46"/></text:p>
      <text:h text:style-name="P2" text:outline-level="1"><text:soft-page-break/><text:span text:style-name="T42">SyntaxError: a declaration in the head of a for-of loop can't have an initializer -</text:span><text:span text:style-name="T18"> </text:span><text:span text:style-name="T22">O</text:span><text:span text:style-name="T18">corre quando o início de um loop for...of contém uma expressão inicializadora como for (const i = 0 de iterável). Isso não é permitido em loops for-of</text:span></text:h>
      <text:p text:style-name="P57"><text:span text:style-name="T25"/></text:p>
      <text:h text:style-name="P4" text:outline-level="1"><text:span text:style-name="T39">SyntaxError: applying the 'delete' operator to an unqualified name is deprecated -</text:span><text:span text:style-name="T25"> </text:span><text:span text:style-name="T27">O</text:span><text:span text:style-name="T25">corre quando as variáveis são tentadas a serem excluídas usando o operador delete</text:span></text:h>
      <text:p text:style-name="P30"><text:span text:style-name="T46"/></text:p>
      <text:h text:style-name="P2" text:outline-level="1"><text:span text:style-name="T42">SyntaxError: cannot use `??` unparenthesized within `||` and `&amp;&amp;` expressions -</text:span><text:span text:style-name="T18"> </text:span><text:span text:style-name="T22">O</text:span><text:span text:style-name="T18">corre quando um operador de união nulo é usado com um OR lógico ou AND lógico na mesma expressão sem parênteses</text:span></text:h>
      <text:p text:style-name="P30"><text:span text:style-name="T46"/></text:p>
      <text:h text:style-name="P2" text:outline-level="1"><text:span text:style-name="T42">SyntaxError: for-in loop head declarations may not have initializers -</text:span><text:span text:style-name="T18"> </text:span><text:span text:style-name="T22">O</text:span><text:span text:style-name="T18">corre quando a cabeça de um for...in contém uma expressão inicializadora, como for (var i = 0 in obj). Isso não é permitido em loops for-in no modo estrito. Além disso, declarações lexicais com inicializadores como for (const i = 0 in obj) também não são permitidas fora do modo estrito</text:span></text:h>
      <text:p text:style-name="P30"><text:span text:style-name="T46"/></text:p>
      <text:h text:style-name="P2" text:outline-level="1"><text:span text:style-name="T42">SyntaxError: function statement requires a name -</text:span><text:span text:style-name="T18"> </text:span><text:span text:style-name="T22">O</text:span><text:span text:style-name="T18">corre quando há uma instrução de função no código que requer um nome</text:span></text:h>
      <text:p text:style-name="P30"><text:span text:style-name="T46"/></text:p>
      <text:h text:style-name="P2" text:outline-level="1"><text:soft-page-break/><text:span text:style-name="T42">SyntaxError: identifier starts immediately after numeric literal -</text:span><text:span text:style-name="T18"> </text:span><text:span text:style-name="T22">O</text:span><text:span text:style-name="T18">corre quando um identificador começa com um dígito. Os identificadores só podem começar com uma letra, sublinhado (_) ou cifrão ($)</text:span></text:h>
      <text:p text:style-name="P57"><text:span text:style-name="T25"/></text:p>
      <text:p text:style-name="P57"><text:s/><text:span text:style-name="T61">SyntaxError: illegal character -</text:span><text:span text:style-name="T62"> </text:span><text:span text:style-name="T63">O</text:span><text:span text:style-name="T62">corre quando há um token inválido ou inesperado que não pertence a esta posição no código</text:span></text:p>
      <text:p text:style-name="P30"><text:span text:style-name="T46"/></text:p>
      <text:h text:style-name="P2" text:outline-level="1"><text:span text:style-name="T42">SyntaxError: invalid BigInt syntax -</text:span><text:span text:style-name="T18"> </text:span><text:span text:style-name="T22">O</text:span><text:span text:style-name="T18">corre quando um valor de string está sendo forçado para um BigInt, mas não foi analisado como um número inteiro</text:span></text:h>
      <text:p text:style-name="P57"><text:span text:style-name="T25"/></text:p>
      <text:h text:style-name="P4" text:outline-level="1"><text:span text:style-name="T39">SyntaxError: invalid assignment left-hand side -</text:span><text:span text:style-name="T25"> </text:span><text:span text:style-name="T28">O</text:span><text:span text:style-name="T25">corre quando houve uma atribuição inesperada em algum lugar. Pode ser acionado quando um único sinal = foi usado em vez de == ou ===</text:span></text:h>
      <text:p text:style-name="P30"><text:span text:style-name="T46"/></text:p>
      <text:h text:style-name="P4" text:outline-level="1"><text:span text:style-name="T61">SyntaxError: invalid regular expression flag "x" -</text:span><text:span text:style-name="T25"> </text:span><text:span text:style-name="T28">O</text:span><text:span text:style-name="T25">corre quando os sinalizadores em uma expressão regular contêm qualquer sinalizador que não seja um dos seguintes: g, i, m, s, u, y ou d.</text:span></text:h>
      <text:p text:style-name="P57"><text:span text:style-name="T25">Também pode ser gerado se a expressão contiver mais de uma instância de um sinalizador válido</text:span></text:p>
      <text:p text:style-name="P57"><text:span text:style-name="T25"/></text:p>
      <text:h text:style-name="P4" text:outline-level="1"><text:soft-page-break/><text:span text:style-name="T39">SyntaxError: missing ) after argument list -</text:span><text:span text:style-name="T25"> </text:span><text:span text:style-name="T28">O</text:span><text:span text:style-name="T25">corre quando há um erro na forma como uma função é chamada. Isso pode ser um erro de digitação, um operador ausente ou uma string sem escape</text:span></text:h>
      <text:p text:style-name="P30"><text:span text:style-name="T46"/></text:p>
      <text:h text:style-name="P2" text:outline-level="1"><text:span text:style-name="T42">SyntaxError: missing ) after condition -</text:span><text:span text:style-name="T18"> </text:span><text:span text:style-name="T23">O</text:span><text:span text:style-name="T18">corre quando há um erro em como uma condição if é escrita. Deve aparecer entre parênteses após a palavra-chave if</text:span></text:h>
      <text:p text:style-name="P57"><text:span text:style-name="T25"/></text:p>
      <text:h text:style-name="P4" text:outline-level="1"><text:span text:style-name="T39">SyntaxError: missing : after property id -</text:span><text:span text:style-name="T25"> </text:span><text:span text:style-name="T28">O</text:span><text:span text:style-name="T25">corre quando os objetos são criados usando a sintaxe do inicializador de objeto. Dois pontos (:) separam chaves e valores para as propriedades do objeto. De alguma forma, esses dois pontos estão ausentes ou mal colocados</text:span></text:h>
      <text:p text:style-name="P30"><text:span text:style-name="T46"/></text:p>
      <text:h text:style-name="P2" text:outline-level="1"><text:span text:style-name="T42">SyntaxError: missing ; before statement -</text:span><text:span text:style-name="T18"> </text:span><text:span text:style-name="T24">O</text:span><text:span text:style-name="T18">corre quando há um ponto e vírgula (;) faltando em algum lugar e não pode ser adicionado por inserção automática de ponto e vírgula (ASI). Você precisa fornecer um ponto e vírgula para que o JavaScript possa analisar o código-fonte corretamente</text:span></text:h>
      <text:p text:style-name="P30"><text:span text:style-name="T46"/></text:p>
      <text:h text:style-name="P2" text:outline-level="1"><text:span text:style-name="T66">SyntaxError: missing = in const declaration -</text:span><text:span text:style-name="T83"> </text:span><text:span text:style-name="T86">O</text:span><text:span text:style-name="T85">corre quando uma declaração const não recebeu um valor na mesma instrução (como const RED_FLAG;). Você precisa fornecer um (const RED_FLAG = "#ff0")</text:span></text:h>
      <text:p text:style-name="P30"><text:span text:style-name="T46"/></text:p>
      <text:h text:style-name="P3" text:outline-level="1"><text:soft-page-break/><text:span text:style-name="T42">SyntaxError: missing ] after element list -</text:span><text:span text:style-name="T18"> Ocorre quando há um erro com a sintaxe do inicializador de matriz em algum lugar. Provavelmente há um colchete de fechamento (]) ou uma vírgula (,) faltando</text:span></text:h>
      <text:p text:style-name="P58"><text:span text:style-name="T29"/></text:p>
      <text:h text:style-name="P5" text:outline-level="1"><text:span text:style-name="T40">SyntaxError: missing formal parameter -</text:span><text:span text:style-name="T29"> Ocorre quando sua declaração de função não contém parâmetros válidos</text:span></text:h>
      <text:p text:style-name="P58"><text:span text:style-name="T29"/></text:p>
      <text:h text:style-name="P5" text:outline-level="1"><text:span text:style-name="T40">SyntaxError: missing name after . Operator -</text:span><text:span text:style-name="T29"> </text:span><text:span text:style-name="T36">O</text:span><text:span text:style-name="T37">corre quando há um problema com a forma como o operador de ponto (.) é usado para acesso à propriedade</text:span></text:h>
      <text:p text:style-name="P58"><text:span text:style-name="T29"/></text:p>
      <text:h text:style-name="P5" text:outline-level="1"><text:span text:style-name="T40">SyntaxError: missing variable name -</text:span><text:span text:style-name="T29"> Geralmente é causado pela omissão de um nome de variável ou um erro tipográfico</text:span></text:h>
      <text:p text:style-name="P58"><text:span text:style-name="T29"/></text:p>
      <text:h text:style-name="P5" text:outline-level="1"><text:span text:style-name="T40">SyntaxError: missing } after function body -</text:span><text:span text:style-name="T29"> </text:span><text:span text:style-name="T30">O</text:span><text:span text:style-name="T29">corre quando há um erro de sintaxe ao criar uma função em algum lugar. Verifique se os colchetes ou parênteses de fechamento estão na ordem correta</text:span></text:h>
      <text:p text:style-name="P58"><text:span text:style-name="T29"/></text:p>
      <text:h text:style-name="P5" text:outline-level="1"><text:span text:style-name="T40">SyntaxError: missing } after property list -</text:span><text:span text:style-name="T29"> </text:span><text:span text:style-name="T30">O</text:span><text:span text:style-name="T29">corre quando há um erro na sintaxe do inicializador de objeto em algum lugar. Pode ser de fato um colchete ausente, mas também pode ser uma vírgula ausente</text:span></text:h>
      <text:p text:style-name="P58"><text:span text:style-name="T29"/></text:p>
      <text:h text:style-name="P5" text:outline-level="1"><text:soft-page-break/><text:span text:style-name="T40">SyntaxError: redeclaration of formal parameter "x" -</text:span><text:span text:style-name="T29"> </text:span><text:span text:style-name="T30">O</text:span><text:span text:style-name="T29">corre quando o mesmo nome de variável ocorre como um parâmetro de função e é então redeclarado usando uma atribuição let em um corpo de função novamente</text:span></text:h>
      <text:p text:style-name="P58"><text:span text:style-name="T29"/></text:p>
      <text:h text:style-name="P5" text:outline-level="1"><text:span text:style-name="T40">SyntaxError: return not in function -</text:span><text:span text:style-name="T29"> </text:span><text:span text:style-name="T30">O</text:span><text:span text:style-name="T29">corre quando uma instrução return ou yield é chamada fora de uma função</text:span></text:h>
      <text:p text:style-name="P58"><text:span text:style-name="T29"/></text:p>
      <text:h text:style-name="P5" text:outline-level="1"><text:span text:style-name="T40">SyntaxError: test for equality (==) mistyped as assignment (=)? -</text:span><text:span text:style-name="T29"> </text:span><text:span text:style-name="T30">O</text:span><text:span text:style-name="T29">corre quando houve uma atribuição (=) quando você normalmente esperaria um teste de igualdade (==)</text:span></text:h>
      <text:p text:style-name="P58"><text:span text:style-name="T29"/></text:p>
      <text:h text:style-name="P5" text:outline-level="1"><text:span text:style-name="T40">SyntaxError: unparenthesized unary expression can't appear on the left-hand side of '**' -</text:span><text:span text:style-name="T29"> </text:span><text:span text:style-name="T30">O</text:span><text:span text:style-name="T29">corre quando um operador unário (tipo typeof, void, delete, await, !, ~, +, -) é usado no operando esquerdo do operador de exponenciação sem parênteses</text:span></text:h>
      <text:p text:style-name="P58"><text:span text:style-name="T29"/></text:p>
      <text:h text:style-name="P5" text:outline-level="1"><text:span text:style-name="T40">SyntaxError: unterminated string literal -</text:span><text:span text:style-name="T29"> </text:span><text:span text:style-name="T30">O</text:span><text:span text:style-name="T29">corre quando há uma string literal não terminada em algum lugar. Strings literais devem ser colocadas entre aspas simples (') ou duplas (")</text:span></text:h>
      <text:p text:style-name="P58"><text:span text:style-name="T29"/></text:p>
      <text:h text:style-name="P5" text:outline-level="1"><text:span text:style-name="T40">TypeError: "x" has no properties -</text:span><text:span text:style-name="T29"> </text:span><text:span text:style-name="T31">O</text:span><text:span text:style-name="T29">corre quando você tenta acessar as propriedades de nulo e indefinido. Eles não têm nenhum</text:span></text:h>
      <text:p text:style-name="P58"><text:span text:style-name="T29"/></text:p>
      <text:h text:style-name="P5" text:outline-level="1"><text:soft-page-break/><text:span text:style-name="T40">TypeError: "x" is (not) "y" -</text:span><text:span text:style-name="T29"> </text:span><text:span text:style-name="T31">O</text:span><text:span text:style-name="T29">corre quando houve um tipo inesperado. Muitas vezes, valores indefinidos ou nulos inesperados</text:span></text:h>
      <text:p text:style-name="P58"><text:span text:style-name="T29"/></text:p>
      <text:h text:style-name="P5" text:outline-level="1"><text:span text:style-name="T40">TypeError: "x" is not a constructor -</text:span><text:span text:style-name="T29"> </text:span><text:span text:style-name="T31">O</text:span><text:span text:style-name="T29">corre quando houve uma tentativa de usar um objeto ou uma variável como construtor, mas esse objeto ou variável não é um construtor</text:span></text:h>
      <text:p text:style-name="P58"><text:span text:style-name="T29"/></text:p>
      <text:h text:style-name="P5" text:outline-level="1"><text:span text:style-name="T40">TypeError: "x" is not a function -</text:span><text:span text:style-name="T29"> </text:span><text:span text:style-name="T31">O</text:span><text:span text:style-name="T29">corre quando houve uma tentativa de chamar um valor de uma função, mas o valor não é realmente uma função</text:span></text:h>
      <text:p text:style-name="P58"><text:span text:style-name="T29"/></text:p>
      <text:h text:style-name="P5" text:outline-level="1"><text:span text:style-name="T40">TypeError: "x" is not a non-null object -</text:span><text:span text:style-name="T29"> </text:span><text:span text:style-name="T31">O</text:span><text:span text:style-name="T29">corre quando um objeto é esperado em algum lugar e não foi fornecido. null não é um objeto e não funcionará</text:span></text:h>
      <text:p text:style-name="P58"><text:span text:style-name="T29"/></text:p>
      <text:h text:style-name="P5" text:outline-level="1"><text:span text:style-name="T40">TypeError: "x" is read-only -</text:span><text:span text:style-name="T29"> </text:span><text:span text:style-name="T31">O</text:span><text:span text:style-name="T29">corre quando uma variável global ou propriedade de objeto atribuída é uma propriedade somente leitura</text:span></text:h>
      <text:p text:style-name="P58"><text:span text:style-name="T29"/></text:p>
      <text:h text:style-name="P5" text:outline-level="1"><text:span text:style-name="T40">TypeError: 'x' is not iterable -</text:span><text:span text:style-name="T29"> </text:span><text:span text:style-name="T31">O</text:span><text:span text:style-name="T29">corre quando o valor que é fornecido como o lado direito de for...of, como argumento de uma função como Promise.all ou TypedArray.from, ou como o lado direito de uma atribuição de desestruturação de matriz, não é um objeto iterável</text:span></text:h>
      <text:p text:style-name="P58"><text:span text:style-name="T29"/></text:p>
      <text:h text:style-name="P5" text:outline-level="1"><text:soft-page-break/><text:span text:style-name="T40">TypeError: More arguments needed -</text:span><text:span text:style-name="T29"> </text:span><text:span text:style-name="T31">O</text:span><text:span text:style-name="T29">corre quando há um erro na forma como uma função é chamada. Mais argumentos precisam ser fornecidos</text:span></text:h>
      <text:p text:style-name="P58"><text:span text:style-name="T29"/></text:p>
      <text:h text:style-name="P5" text:outline-level="1"><text:span text:style-name="T40">TypeError: Reduce of empty array with no initial value -</text:span><text:span text:style-name="T29"> </text:span><text:span text:style-name="T32">O</text:span><text:span text:style-name="T29">corre quando uma função de redução é usada</text:span></text:h>
      <text:p text:style-name="P58"><text:span text:style-name="T29"/></text:p>
      <text:h text:style-name="P5" text:outline-level="1"><text:span text:style-name="T40">TypeError: X.prototype.y called on incompatible type -</text:span><text:span text:style-name="T29"> </text:span><text:span text:style-name="T32">O</text:span><text:span text:style-name="T29">corre quando uma função (em um determinado objeto), é chamada com um this não correspondente ao tipo esperado pela função</text:span></text:h>
      <text:p text:style-name="P58"><text:span text:style-name="T29"/></text:p>
      <text:h text:style-name="P5" text:outline-level="1"><text:span text:style-name="T40">TypeError: can't assign to property "x" on "y": not an object -</text:span><text:span text:style-name="T29"> </text:span><text:span text:style-name="T32">O</text:span><text:span text:style-name="T29">corre ao tentar criar uma propriedade em um valor primitivo, como um símbolo, uma string, um número ou um booleano. Valores primitivos não podem conter nenhuma propriedade</text:span></text:h>
      <text:p text:style-name="P58"><text:span text:style-name="T29"/></text:p>
      <text:h text:style-name="P5" text:outline-level="1"><text:span text:style-name="T40">TypeError: can't convert BigInt to number -</text:span><text:span text:style-name="T29"> </text:span><text:span text:style-name="T32">O</text:span><text:span text:style-name="T29">corre quando uma operação aritmética envolve uma mistura de valores BigInt e Number</text:span></text:h>
      <text:p text:style-name="P58"><text:span text:style-name="T29"/></text:p>
      <text:h text:style-name="P5" text:outline-level="1"><text:span text:style-name="T40">TypeError: can't convert x to BigInt -</text:span><text:span text:style-name="T29"> </text:span><text:span text:style-name="T32">O</text:span><text:span text:style-name="T29">corre ao tentar converter um valor Symbol, nulo ou indefinido em BigInt, ou se uma operação que espera um parâmetro BigInt recebe um número</text:span></text:h>
      <text:p text:style-name="P58"><text:span text:style-name="T29"/></text:p>
      <text:h text:style-name="P5" text:outline-level="1"><text:soft-page-break/><text:span text:style-name="T40">TypeError: can't define property "x": "obj" is not extensible -</text:span><text:span text:style-name="T29"> </text:span><text:span text:style-name="T32">O</text:span><text:span text:style-name="T29">corre quando Object.preventExtensions() marcou um objeto como não mais extensível, para que ele nunca tenha propriedades além daquelas que tinha no momento em que foi marcado como não extensível</text:span></text:h>
      <text:p text:style-name="P58"><text:span text:style-name="T29"/></text:p>
      <text:h text:style-name="P6" text:outline-level="1"><text:span text:style-name="T40">TypeError: can't delete non-configurable array element -</text:span><text:span text:style-name="T29"> </text:span><text:span text:style-name="T32">O</text:span><text:span text:style-name="T29">corre quando foi tentado encurtar o comprimento de um array, mas um dos elementos do array não é configurável</text:span></text:h>
      <text:h text:style-name="P6" text:outline-level="1"><text:span text:style-name="T40">TypeError: can't redefine non-configurable property "x" -</text:span><text:span text:style-name="T29"> </text:span><text:span text:style-name="T33">O</text:span><text:span text:style-name="T29">corre quando foi tentado redefinir uma propriedade, mas essa propriedade não é configurável</text:span></text:h>
      <text:p text:style-name="P59"><text:span text:style-name="T29"/></text:p>
      <text:h text:style-name="P6" text:outline-level="1"><text:span text:style-name="T40">TypeError: cannot use 'in' operator to search for 'x' in 'y' -</text:span><text:span text:style-name="T29"> </text:span><text:span text:style-name="T33">O</text:span><text:span text:style-name="T29">corre quando o operador in foi usado para pesquisar em strings, números ou outros tipos primitivos. Ele só pode ser usado para verificar se uma propriedade está em um objeto</text:span></text:h>
      <text:p text:style-name="P59"><text:span text:style-name="T29"/></text:p>
      <text:h text:style-name="P6" text:outline-level="1"><text:span text:style-name="T40">TypeError: cyclic object value -</text:span><text:span text:style-name="T29"> </text:span><text:span text:style-name="T33">O</text:span><text:span text:style-name="T29">corre quando as referências de objeto foram encontradas em JSON. JSON.stringify() não tenta resolvê-los e falha de acordo</text:span></text:h>
      <text:p text:style-name="P59"><text:span text:style-name="T29"/></text:p>
      <text:h text:style-name="P7" text:outline-level="1"><text:soft-page-break/><text:span text:style-name="T41">TypeError: invalid 'instanceof' operand 'x' - </text:span><text:span text:style-name="T38">O</text:span><text:span text:style-name="T37">corre quando os operandos do lado direito do operador instanceof não são usados com um objeto construtor, ou seja, um objeto que possui uma propriedade de protótipo e pode ser chamado</text:span></text:h>
      <text:p text:style-name="P60"><text:span text:style-name="T41"/></text:p>
      <text:h text:style-name="P5" text:outline-level="1"><text:span text:style-name="T40">TypeError: invalid Array.prototype.sort argument -</text:span><text:span text:style-name="T29"> </text:span><text:span text:style-name="T33">O</text:span><text:span text:style-name="T29">corre quando o argumento de Array.prototype.sort() não é indefinido ou uma função que compara seus operandos</text:span></text:h>
      <text:p text:style-name="P58"><text:span text:style-name="T29"/></text:p>
      <text:h text:style-name="P5" text:outline-level="1"><text:span text:style-name="T40">TypeError: invalid assignment to const "x" -</text:span><text:span text:style-name="T29"> </text:span><text:span text:style-name="T34">O</text:span><text:span text:style-name="T29">corre quando se tentou alterar um valor constante. As declarações const do JavaScript não podem ser reatribuídas ou declaradas novamente</text:span></text:h>
      <text:p text:style-name="P58"><text:span text:style-name="T29"/></text:p>
      <text:h text:style-name="P5" text:outline-level="1"><text:span text:style-name="T40">TypeError: property "x" is non-configurable and can't be deleted -</text:span><text:span text:style-name="T29"> </text:span><text:span text:style-name="T34">O</text:span><text:span text:style-name="T29">corre quando foi tentada a exclusão de uma propriedade, mas essa propriedade não é configurável</text:span></text:h>
      <text:p text:style-name="P58"><text:span text:style-name="T29"/></text:p>
      <text:h text:style-name="P5" text:outline-level="1"><text:span text:style-name="T40">TypeError: setting getter-only property "x" -</text:span><text:span text:style-name="T29"> </text:span><text:span text:style-name="T34">O</text:span><text:span text:style-name="T29">corre quando há uma tentativa de definir um novo valor para uma propriedade para a qual apenas um getter é especificado</text:span></text:h>
      <text:p text:style-name="P58"><text:span text:style-name="T29"/></text:p>
      <text:h text:style-name="P5" text:outline-level="1"><text:span text:style-name="T40">URIError: malformed URI sequence -</text:span><text:span text:style-name="T29"> </text:span><text:span text:style-name="T35">O</text:span><text:span text:style-name="T29">corre quando a codificação ou decodificação de URI não foi bem-sucedida</text:span></text:h>
      <text:p text:style-name="P58"><text:span text:style-name="T29"/></text:p>
      <text:h text:style-name="P5" text:outline-level="1"><text:soft-page-break/><text:span text:style-name="T40">Warning: 08/09 is not a legal ECMA-262 octal constant -</text:span><text:span text:style-name="T29"> </text:span><text:span text:style-name="T35">O</text:span><text:span text:style-name="T29">corre quando 08 ou 09 literais de número são usados. Eles não podem ser interpretados como um número octal</text:span></text:h>
      <text:p text:style-name="P58"><text:span text:style-name="T29"/></text:p>
      <text:h text:style-name="P5" text:outline-level="1"><text:span text:style-name="T40">Warning: -file- is being assigned a //# sourceMappingURL, but already has one -</text:span><text:span text:style-name="T29"> </text:span><text:span text:style-name="T35">O</text:span><text:span text:style-name="T29">corre quando um mapa de origem foi especificado mais de uma vez para uma determinada origem JavaScript</text:span></text:h>
      <text:p text:style-name="P58"><text:span text:style-name="T29"/></text:p>
      <text:h text:style-name="P5" text:outline-level="1"><text:span text:style-name="T40">Warning: unreachable code after return statement -</text:span><text:span text:style-name="T29"> </text:span><text:span text:style-name="T35">O</text:span><text:span text:style-name="T29">corre ao usar uma expressão após uma instrução return ou ao usar uma instrução return sem ponto-e-vírgula, mas incluindo uma expressão logo após</text:span></text:h>
      <text:p text:style-name="P30"><text:span text:style-name="T46"/></text:p>
      <text:h text:style-name="P8" text:outline-level="2">Erros mais comuns no javascript</text:h>
      <text:p text:style-name="P23"><text:span text:style-name="T70">Uncaught RangeError -</text:span><text:span text:style-name="T79"> </text:span><text:span text:style-name="T47">Este erro ocorre no Google Chrome em alguns cenários diferentes. Primeiro, ele pode acontecer se você chamar uma função recursiva e ela não terminar. Você mesmo pode verificar isso no Console do Desenvolvedor do Chrome.</text:span></text:p>
      <text:p text:style-name="P9">Portanto, para resolver tal erro, certifique-se de definir corretamente os casos limite da sua função recursiva. Outra razão pela qual este erro ocorre é que você passou um valor que está fora da faixa de parâmetros de uma função</text:p>
      <text:p text:style-name="P35"/>
      <text:p text:style-name="P23"><text:span text:style-name="T70">Uncaught TypeError: Cannot set property </text:span><text:span text:style-name="T79">- </text:span><text:span text:style-name="T47">Este erro ocorre quando você define uma propriedade em uma referência indefinida. Você pode reproduzir o problema com este código.</text:span></text:p>
      <text:p text:style-name="P9">Para corrigir este erro, inicialize a referência com um valor antes de acessar suas propriedades</text:p>
      <text:p text:style-name="P35"><text:soft-page-break/></text:p>
      <text:p text:style-name="P24"><text:span text:style-name="T70">Uncaught TypeError: Cannot read property - </text:span><text:span text:style-name="T49">Este é um dos erros mais frequentes no JavaScript. Este erro ocorre quando você tenta ler uma propriedade ou chamar uma função em um objeto indefinido.</text:span></text:p>
      <text:p text:style-name="P24"/>
      <text:p text:style-name="P24"><text:span text:style-name="T46">Um objeto indefinido é uma das muitas causas possíveis deste erro. Outra causa proeminente desta questão pode ser uma inicialização imprópria do estado enquanto se processa a IU</text:span></text:p>
      <text:p text:style-name="P24"/>
      <text:p text:style-name="P12"><text:span text:style-name="T79">A correção exata em seu código pode ser diferente, mas a essência aqui é sempre inicializar suas variáveis corretamente antes de usá-las.</text:span></text:p>
      <text:p text:style-name="P22"/>
      <text:p text:style-name="P36"><text:span text:style-name="T69">TypeError: ‘undefined’ is not an object -</text:span> <text:span text:style-name="T46">Este erro ocorre no Safari quando você tenta acessar as propriedades de ou chamar um método sobre um objeto indefinido. Você pode executar o mesmo código de cima para reproduzir o erro você mesmo.</text:span></text:p>
      <text:p text:style-name="P24"/>
      <text:p text:style-name="P10">A solução para este erro também é a mesma – certifique-se de que você iniciou suas variáveis corretamente e que elas não estejam indefinidas quando uma propriedade ou método é acessado.</text:p>
      <text:p text:style-name="P22"/>
      <text:p text:style-name="P36"><text:span text:style-name="T69">TypeError: null is not an object - </text:span><text:span text:style-name="T48">Isto é, novamente, similar ao erro anterior. Ocorre no Safari, e a única diferença entre os dois erros é que este é lançado quando o objeto cuja propriedade ou método está sendo acessado é null ao invés de undefined.</text:span></text:p>
      <text:p text:style-name="P24"/>
      <text:p text:style-name="P36"><text:span text:style-name="T48">Como</text:span><text:span text:style-name="T42"> </text:span><text:span text:style-name="T56">null</text:span><text:span text:style-name="T42"> </text:span><text:span text:style-name="T48">é um valor explicitamente definido para uma variável e não atribuído automaticamente pelo JavaScript. Este erro só pode ocorrer se você estiver tentando acessar uma variável que você mesmo definiu em null. </text:span><text:soft-page-break/><text:span text:style-name="T48">Então, você precisa revisitar seu código e verificar se a lógica que você escreveu está correta ou não.</text:span></text:p>
      <text:p text:style-name="P24"/>
      <text:p text:style-name="P37"><text:span text:style-name="T69">TypeError: </text:span><text:span text:style-name="T71">Cannot read property ‘length’ - </text:span><text:span text:style-name="T50">Este erro ocorre no Chrome quando você tenta ler o comprimento de um objeto </text:span><text:span text:style-name="T51">null </text:span><text:span text:style-name="T50">o</text:span><text:span text:style-name="T51">u undefined</text:span><text:span text:style-name="T50">. A causa desta edição é semelhante às edições anteriores, mas ela ocorre com bastante frequência enquanto manipula listas; por isso merece uma menção especial. Aqui está como você pode reproduzir o problema:</text:span></text:p>
      <text:p text:style-name="P61"/>
      <text:p text:style-name="P25"><text:span text:style-name="T46">No entanto, nas versões mais recentes do Chrome, este erro é relatado como </text:span><text:span text:style-name="T53">Uncaught TypeError: Cannot read properties of undefined</text:span></text:p>
      <text:p text:style-name="P26"/>
      <text:p text:style-name="P37"><text:span text:style-name="T50">A correção, novamente, é garantir que o objeto cujo comprimento você está tentando acessar exista e não esteja configurado para </text:span><text:span text:style-name="T51">null</text:span></text:p>
      <text:p text:style-name="P24"/>
      <text:p text:style-name="P38"><text:span text:style-name="T69">TypeError: </text:span><text:span text:style-name="T71">‘</text:span><text:span text:style-name="T72">undefined’ is not a function - </text:span><text:span text:style-name="T51">Este erro ocorre quando você tenta invocar um método que não existe em seu script, ou existe mas não pode ser referenciado no contexto da chamada. Este erro geralmente ocorre no Google Chrome, e você pode resolvê-lo verificando a linha de código que lança o erro. Se você encontrar um erro de digitação, corrija e verifique se ele resolve o seu problema.</text:span></text:p>
      <text:p text:style-name="P52"/>
      <text:p text:style-name="P38"><text:span text:style-name="T51">Se você usou a palavra-chave auto-referência this em seu código, este erro pode surgir se this não estiver adequadamente vinculado ao seu contexto.</text:span></text:p>
      <text:p text:style-name="P24"/>
      <text:p text:style-name="P40"><text:span text:style-name="T69">ReferenceError: event is not defined -</text:span> <text:span text:style-name="T46">Este erro ocorre quando você tenta acessar uma referência não definida no escopo da chamada. Isto geralmente acontece quando se trata de eventos, já que eles freqüentemente fornecem a você uma referência chamada </text:span><text:span text:style-name="T54">event </text:span><text:span text:style-name="T46">na função </text:span><text:soft-page-break/><text:span text:style-name="T46">callbacks. Este erro pode ocorrer se você esquecer de definir o argumento do evento nos parâmetros da sua função ou escrevê-lo incorretamente.</text:span></text:p>
      <text:p text:style-name="P27"/>
      <text:p text:style-name="P11">Este erro pode não ocorrer no Internet Explorer ou no Google Chrome (já que o IE oferece uma variável de evento global e o Chrome anexa a variável de evento automaticamente ao manipulador), mas ele pode ocorrer no Firefox. Portanto, é aconselhável ficar de olho em erros tão pequenos.</text:p>
      <text:p text:style-name="P24"/>
      <text:p text:style-name="P39"><text:span text:style-name="T69">TypeError:</text:span><text:span text:style-name="T72"> </text:span><text:span text:style-name="T73">Assignment to constant variable - </text:span><text:span text:style-name="T52">Este é um erro que surge por descuido. Se você tentar atribuir um novo valor a uma variável constante, você será recebido com tal resultado:</text:span></text:p>
      <text:p text:style-name="P28"><text:span text:style-name="T52">Embora pareça fácil de corrigir agora mesmo, imagine centenas dessas declarações variáveis e uma delas erroneamente definida como const ao invés de let! Ao contrario de outras linguagens de script como PHP, há uma diferença mínima entre o estilo de declaração de constantes e variáveis em JavaScript. Portanto, é aconselhável verificar suas declarações antes de tudo quando você enfrenta este erro. Você também pode se deparar com este erro se você esquecer que a referida referência é uma constante e usá-la como variável. Isto indica descuido ou uma falha na lógica do seu aplicativo. Certifique-se de verificar isto ao tentar corrigir este problema.</text:span></text:p>
      <text:p text:style-name="P24"/>
      <text:p text:style-name="P41"><text:span text:style-name="T69">(unknown): Script error -</text:span> <text:span text:style-name="T46">Um erro de script ocorre quando um script de terceiros envia um erro para o seu navegador. Este erro é seguido po</text:span><text:span text:style-name="T55">r (desconhecido) porque </text:span><text:span text:style-name="T46">o script de terceiros pertence a um domínio diferente do seu aplicativo. O navegador esconde outros detalhes para evitar vazamento de informações confidenciais do script de terceiros.</text:span></text:p>
      <text:p text:style-name="P53">Você não pode resolver este erro sem conhecer os detalhes completos. Aqui está o que você pode fazer para obter mais informações sobre o erro:</text:p>
      <text:list xml:id="list1021436578" text:style-name="L4">
        <text:list-header>
          <text:p text:style-name="P55"><text:span text:style-name="T46">-Adicione o atributo </text:span><text:span text:style-name="T55">crossorigin </text:span><text:span text:style-name="T46">na tag do script.</text:span></text:p>
          <text:p text:style-name="P55"><text:soft-page-break/><text:span text:style-name="T46">-Defina o cabeçalho </text:span><text:span text:style-name="T55">Access-Control-Allow-Origin </text:span><text:span text:style-name="T46">correto no servidor que hospeda o script.</text:span></text:p>
          <text:p text:style-name="P54">-[Opcional] Se você não tiver acesso ao servidor que hospeda o script, você pode considerar o uso de um proxy para retransmitir sua solicitação ao servidor e de volta ao cliente com os cabeçalhos corretos.</text:p>
        </text:list-header>
      </text:list>
      <text:p text:style-name="P29"><text:span text:style-name="T54">Uma vez que você possa acessar os detalhes do erro, você pode então definir para corrigir o problema, que provavelmente será com a biblioteca de terceiros ou com a rede.</text:span></text:p>
      <text:p text:style-name="P13"><text:span text:style-name="T67">_____________________________________________________________________</text:span></text:p>
      <text:p text:style-name="P50"><text:span text:style-name="T68">a</text:span><text:span text:style-name="T67">rrumar os pulo de linha e os que tão depreci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Inter" svg:font-family="Inter, BlinkMacSystemFont, 'Segoe UI', Roboto, Oxygen, Ubuntu, Cantarell, 'Fira Sans', 'Droid Sans', 'Helvetica Neue', sans-serif"/>
    <style:font-face style:name="Lohit Devanagari1" svg:font-family="'Lohit Devanagari'"/>
    <style:font-face style:name="Roboto" svg:font-family="Roboto, apple-system, BlinkMacSystemFont, 'Segoe UI', Oxygen-Sans, Ubuntu, Cantarell, 'Helvetica Neue', sans-serif"/>
    <style:font-face style:name="monospace" svg:font-family="monospace"/>
    <style:font-face style:name="var font-code" svg:font-family="'var font-cod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08:47:26.183986934</meta:creation-date>
    <dc:date>2023-04-02T05:16:52.598366020</dc:date>
    <meta:editing-duration>PT3H27M5S</meta:editing-duration>
    <meta:editing-cycles>22</meta:editing-cycles>
    <meta:generator>LibreOffice/7.0.4.2$Linux_X86_64 LibreOffice_project/00$Build-2</meta:generator>
    <meta:document-statistic meta:table-count="0" meta:image-count="0" meta:object-count="0" meta:page-count="19" meta:paragraph-count="119" meta:word-count="3586" meta:character-count="22299" meta:non-whitespace-character-count="18829"/>
  </office:meta>
</office:document-meta>
</file>